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fo:font-weight="bold" officeooo:paragraph-rsid="0000488f" fo:background-color="#ff7b59" style:font-size-asian="11pt" style:font-weight-asian="bold" style:font-size-complex="11pt" style:font-weight-complex="bold"/>
    </style:style>
    <style:style style:name="P2" style:family="paragraph" style:parent-style-name="Standard">
      <style:text-properties fo:font-size="11pt" fo:font-weight="bold" officeooo:paragraph-rsid="0000488f" style:font-size-asian="11pt" style:font-weight-asian="bold" style:font-size-complex="11pt" style:font-weight-complex="bold"/>
    </style:style>
    <style:style style:name="P3" style:family="paragraph" style:parent-style-name="Standard">
      <style:text-properties fo:font-size="11pt" officeooo:paragraph-rsid="0000488f" style:font-size-asian="11pt" style:font-size-complex="11pt"/>
    </style:style>
    <style:style style:name="P4" style:family="paragraph" style:parent-style-name="Standard">
      <style:paragraph-properties fo:line-height="150%" fo:text-align="start" style:justify-single-word="false"/>
      <style:text-properties fo:font-size="11pt" officeooo:paragraph-rsid="000921af" style:font-size-asian="11pt" style:font-size-complex="11pt"/>
    </style:style>
    <style:style style:name="P5" style:family="paragraph" style:parent-style-name="Standard">
      <style:paragraph-properties fo:line-height="150%" fo:text-align="start" style:justify-single-word="false"/>
      <style:text-properties fo:font-size="11pt" officeooo:paragraph-rsid="000d2597" style:font-size-asian="11pt" style:font-size-complex="11pt"/>
    </style:style>
    <style:style style:name="P6" style:family="paragraph" style:parent-style-name="Standard">
      <style:paragraph-properties fo:line-height="150%"/>
      <style:text-properties fo:font-size="11pt" fo:font-style="normal" fo:font-weight="normal" officeooo:paragraph-rsid="0000488f" style:font-size-asian="11pt" style:font-style-asian="normal" style:font-weight-asian="normal" style:font-size-complex="11pt" style:font-style-complex="normal" style:font-weight-complex="normal"/>
    </style:style>
    <style:style style:name="P7" style:family="paragraph" style:parent-style-name="Standard">
      <style:paragraph-properties fo:line-height="150%" fo:text-align="start" style:justify-single-word="false"/>
      <style:text-properties fo:font-size="11pt" fo:font-style="normal" fo:font-weight="normal" officeooo:paragraph-rsid="0000488f"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line-height="150%" fo:text-align="center" style:justify-single-word="false"/>
      <style:text-properties fo:font-size="11pt" fo:font-style="normal" fo:font-weight="bold" officeooo:paragraph-rsid="0000488f" fo:background-color="#ffd8ce" style:font-size-asian="11pt" style:font-style-asian="normal" style:font-weight-asian="bold" style:font-size-complex="11pt" style:font-style-complex="normal" style:font-weight-complex="bold"/>
    </style:style>
    <style:style style:name="P9" style:family="paragraph" style:parent-style-name="Standard">
      <style:paragraph-properties fo:line-height="150%" fo:text-align="start" style:justify-single-word="false"/>
      <style:text-properties fo:font-size="11pt" fo:font-style="normal" style:text-underline-style="none" fo:font-weight="bold" officeooo:paragraph-rsid="0000488f" fo:background-color="transparent" style:font-size-asian="11pt" style:font-style-asian="normal" style:font-weight-asian="bold" style:font-size-complex="11pt" style:font-style-complex="normal" style:font-weight-complex="bold"/>
    </style:style>
    <style:style style:name="P10" style:family="paragraph" style:parent-style-name="Standard">
      <style:paragraph-properties fo:line-height="150%" fo:text-align="start" style:justify-single-word="false"/>
      <style:text-properties fo:font-size="11pt" fo:font-style="normal" officeooo:paragraph-rsid="000aa9a4" style:font-size-asian="11pt" style:font-style-asian="normal" style:font-size-complex="11pt" style:font-style-complex="normal"/>
    </style:style>
    <style:style style:name="P11" style:family="paragraph" style:parent-style-name="Standard">
      <style:paragraph-properties fo:line-height="150%" fo:text-align="start" style:justify-single-word="false"/>
      <style:text-properties fo:font-size="11pt" style:text-underline-style="none" fo:font-weight="normal" officeooo:paragraph-rsid="0000488f" fo:background-color="transparent" style:font-size-asian="11pt" style:font-weight-asian="normal" style:font-size-complex="11pt" style:font-weight-complex="normal"/>
    </style:style>
    <style:style style:name="P12" style:family="paragraph" style:parent-style-name="Standard">
      <style:paragraph-properties fo:line-height="150%" fo:text-align="start" style:justify-single-word="false"/>
      <style:text-properties fo:font-size="11pt" style:text-underline-style="none" fo:font-weight="bold" officeooo:paragraph-rsid="0000488f" fo:background-color="transparent" style:font-size-asian="11pt" style:font-weight-asian="bold" style:font-size-complex="11pt" style:font-weight-complex="bold"/>
    </style:style>
    <style:style style:name="P13" style:family="paragraph" style:parent-style-name="Standard">
      <style:paragraph-properties fo:line-height="150%" fo:text-align="center" style:justify-single-word="false"/>
      <style:text-properties fo:font-size="11pt" style:text-underline-style="none" fo:font-weight="bold" officeooo:paragraph-rsid="0000488f" fo:background-color="#ffffa6" style:font-size-asian="11pt" style:font-weight-asian="bold" style:font-size-complex="11pt" style:font-weight-complex="bold"/>
    </style:style>
    <style:style style:name="P14" style:family="paragraph" style:parent-style-name="Standard">
      <style:paragraph-properties fo:line-height="150%" fo:text-align="start" style:justify-single-word="false"/>
      <style:text-properties fo:font-size="11pt" officeooo:paragraph-rsid="000aa9a4" fo:background-color="#e8f2a1" style:font-size-asian="11pt" style:font-size-complex="11pt"/>
    </style:style>
    <style:style style:name="P15" style:family="paragraph" style:parent-style-name="Standard">
      <style:paragraph-properties fo:line-height="150%" fo:text-align="start" style:justify-single-word="false"/>
      <style:text-properties officeooo:paragraph-rsid="0000488f"/>
    </style:style>
    <style:style style:name="P16" style:family="paragraph" style:parent-style-name="Standard">
      <style:paragraph-properties fo:line-height="150%" fo:text-align="start" style:justify-single-word="false"/>
      <style:text-properties officeooo:paragraph-rsid="000f96b8"/>
    </style:style>
    <style:style style:name="P17" style:family="paragraph" style:parent-style-name="Standard">
      <style:paragraph-properties fo:line-height="150%" fo:text-align="start" style:justify-single-word="false"/>
      <style:text-properties officeooo:paragraph-rsid="0010e878"/>
    </style:style>
    <style:style style:name="P18" style:family="paragraph" style:parent-style-name="Standard">
      <style:paragraph-properties fo:line-height="150%" fo:text-align="start" style:justify-single-word="false"/>
      <style:text-properties officeooo:paragraph-rsid="00137a40"/>
    </style:style>
    <style:style style:name="P19" style:family="paragraph" style:parent-style-name="Standard">
      <style:paragraph-properties fo:line-height="150%" fo:text-align="start" style:justify-single-word="false"/>
      <style:text-properties fo:color="#000000" fo:font-size="11pt" style:text-underline-style="none" fo:font-weight="normal" officeooo:paragraph-rsid="0000488f" fo:background-color="#ffdbb6" style:font-size-asian="11pt" style:font-weight-asian="normal" style:font-size-complex="11pt" style:font-weight-complex="normal"/>
    </style:style>
    <style:style style:name="P20" style:family="paragraph" style:parent-style-name="Standard">
      <style:paragraph-properties fo:line-height="150%" fo:text-align="start" style:justify-single-word="false"/>
      <style:text-properties fo:color="#000000" fo:font-size="11pt" style:text-underline-style="none" fo:font-weight="normal" officeooo:paragraph-rsid="0006586a" fo:background-color="transparent" style:font-size-asian="11pt" style:font-weight-asian="normal" style:font-size-complex="11pt" style:font-weight-complex="normal"/>
    </style:style>
    <style:style style:name="P21" style:family="paragraph" style:parent-style-name="Standard">
      <style:paragraph-properties fo:line-height="150%" fo:text-align="start" style:justify-single-word="false"/>
      <style:text-properties fo:color="#000000" fo:font-size="11pt" style:text-underline-style="none" fo:font-weight="normal" officeooo:rsid="0006586a" officeooo:paragraph-rsid="0007d690" fo:background-color="transparent" style:font-size-asian="11pt" style:font-weight-asian="normal" style:font-size-complex="11pt" style:font-weight-complex="normal"/>
    </style:style>
    <style:style style:name="P22" style:family="paragraph" style:parent-style-name="Standard">
      <style:paragraph-properties fo:line-height="150%" fo:text-align="start" style:justify-single-word="false"/>
      <style:text-properties fo:color="#000000" fo:font-size="11pt" style:text-underline-style="none" fo:font-weight="normal" officeooo:rsid="0006586a" officeooo:paragraph-rsid="000921af" fo:background-color="transparent" style:font-size-asian="11pt" style:font-weight-asian="normal" style:font-size-complex="11pt" style:font-weight-complex="normal"/>
    </style:style>
    <style:style style:name="P23" style:family="paragraph" style:parent-style-name="Standard">
      <style:paragraph-properties fo:line-height="150%" fo:text-align="start" style:justify-single-word="false"/>
      <style:text-properties fo:color="#000000" fo:font-size="11pt" style:text-underline-style="none" fo:font-weight="normal" officeooo:rsid="0006586a" officeooo:paragraph-rsid="000aa9a4" fo:background-color="transparent" style:font-size-asian="11pt" style:font-weight-asian="normal" style:font-size-complex="11pt" style:font-weight-complex="normal"/>
    </style:style>
    <style:style style:name="P24" style:family="paragraph" style:parent-style-name="Standard">
      <style:paragraph-properties fo:line-height="150%" fo:text-align="start" style:justify-single-word="false"/>
      <style:text-properties fo:color="#000000" fo:font-size="11pt" style:text-underline-style="none" fo:font-weight="bold" officeooo:rsid="0006586a" officeooo:paragraph-rsid="0006586a" fo:background-color="transparent" style:font-size-asian="11pt" style:font-weight-asian="bold" style:font-size-complex="11pt" style:font-weight-complex="bold"/>
    </style:style>
    <style:style style:name="P25" style:family="paragraph" style:parent-style-name="Standard">
      <style:paragraph-properties fo:line-height="150%" fo:text-align="start" style:justify-single-word="false"/>
      <style:text-properties fo:color="#000000" fo:font-size="11pt" style:text-underline-style="none" fo:font-weight="bold" officeooo:rsid="0006586a" officeooo:paragraph-rsid="0007d690" fo:background-color="transparent" style:font-size-asian="11pt" style:font-weight-asian="bold" style:font-size-complex="11pt" style:font-weight-complex="bold"/>
    </style:style>
    <style:style style:name="P26" style:family="paragraph" style:parent-style-name="Standard">
      <style:paragraph-properties fo:line-height="150%" fo:text-align="start" style:justify-single-word="false"/>
      <style:text-properties fo:color="#000000" fo:font-size="11pt" style:text-underline-style="none" fo:font-weight="bold" officeooo:rsid="0006586a" officeooo:paragraph-rsid="000921af" fo:background-color="transparent" style:font-size-asian="11pt" style:font-weight-asian="bold" style:font-size-complex="11pt" style:font-weight-complex="bold"/>
    </style:style>
    <style:style style:name="P27" style:family="paragraph" style:parent-style-name="Standard">
      <style:paragraph-properties fo:line-height="150%" fo:text-align="start" style:justify-single-word="false"/>
      <style:text-properties fo:color="#000000" fo:font-size="11pt" fo:font-style="italic" fo:font-weight="normal" officeooo:rsid="0006586a" officeooo:paragraph-rsid="000921af" fo:background-color="transparent" style:font-size-asian="11pt" style:font-style-asian="italic" style:font-weight-asian="normal" style:font-size-complex="11pt" style:font-style-complex="italic" style:font-weight-complex="normal"/>
    </style:style>
    <style:style style:name="P28" style:family="paragraph" style:parent-style-name="Standard">
      <style:paragraph-properties fo:line-height="150%" fo:text-align="start" style:justify-single-word="false"/>
      <style:text-properties fo:color="#000000" fo:font-size="11pt" fo:font-style="italic" style:text-underline-style="none" fo:font-weight="normal" officeooo:rsid="0006586a" officeooo:paragraph-rsid="000921af" fo:background-color="transparent" style:font-size-asian="11pt" style:font-style-asian="italic" style:font-weight-asian="normal" style:font-size-complex="11pt" style:font-style-complex="italic" style:font-weight-complex="normal"/>
    </style:style>
    <style:style style:name="P29" style:family="paragraph" style:parent-style-name="Standard">
      <style:paragraph-properties fo:line-height="150%" fo:text-align="start" style:justify-single-word="false"/>
      <style:text-properties fo:color="#000000" fo:font-size="11pt" fo:font-style="italic" style:text-underline-style="none" fo:font-weight="normal" officeooo:rsid="0006586a" officeooo:paragraph-rsid="0009ab42" fo:background-color="transparent" style:font-size-asian="11pt" style:font-style-asian="italic" style:font-weight-asian="normal" style:font-size-complex="11pt" style:font-style-complex="italic" style:font-weight-complex="normal"/>
    </style:style>
    <style:style style:name="P30" style:family="paragraph" style:parent-style-name="Standard">
      <style:paragraph-properties fo:line-height="150%" fo:text-align="start" style:justify-single-word="false"/>
      <style:text-properties fo:color="#000000" fo:font-size="11pt" fo:font-style="italic" style:text-underline-style="none" fo:font-weight="bold" officeooo:rsid="0006586a" officeooo:paragraph-rsid="0009ab42" fo:background-color="#e8f2a1" style:font-size-asian="11pt" style:font-style-asian="italic" style:font-weight-asian="bold" style:font-size-complex="11pt" style:font-style-complex="italic" style:font-weight-complex="bold"/>
    </style:style>
    <style:style style:name="P31" style:family="paragraph" style:parent-style-name="Standard">
      <style:paragraph-properties fo:line-height="150%" fo:text-align="start" style:justify-single-word="false"/>
      <style:text-properties fo:color="#000000" fo:font-size="11pt" fo:font-style="normal" fo:font-weight="normal" officeooo:rsid="0006586a" officeooo:paragraph-rsid="000b13c5"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50%" fo:text-align="start" style:justify-single-word="false"/>
      <style:text-properties fo:color="#000000" fo:font-size="11pt" fo:font-style="normal" style:text-underline-style="solid" style:text-underline-width="auto" style:text-underline-color="font-color" fo:font-weight="bold" officeooo:rsid="0006586a" officeooo:paragraph-rsid="000921af" fo:background-color="transparent" style:font-size-asian="11pt" style:font-style-asian="normal" style:font-weight-asian="bold" style:font-size-complex="11pt" style:font-style-complex="normal" style:font-weight-complex="bold"/>
    </style:style>
    <style:style style:name="P33" style:family="paragraph" style:parent-style-name="Standard">
      <style:paragraph-properties fo:line-height="150%" fo:text-align="start" style:justify-single-word="false"/>
      <style:text-properties fo:color="#000000" fo:font-size="11pt" fo:font-style="normal" style:text-underline-style="solid" style:text-underline-width="auto" style:text-underline-color="font-color" fo:font-weight="bold" officeooo:rsid="0006586a" officeooo:paragraph-rsid="000aa9a4" fo:background-color="transparent" style:font-size-asian="11pt" style:font-style-asian="normal" style:font-weight-asian="bold" style:font-size-complex="11pt" style:font-style-complex="normal" style:font-weight-complex="bold"/>
    </style:style>
    <style:style style:name="P34" style:family="paragraph" style:parent-style-name="Standard">
      <style:paragraph-properties fo:line-height="150%" fo:text-align="start" style:justify-single-word="false"/>
      <style:text-properties fo:color="#000000" fo:font-size="11pt" fo:font-style="normal" style:text-underline-style="solid" style:text-underline-width="auto" style:text-underline-color="font-color" fo:font-weight="bold" officeooo:rsid="0006586a" officeooo:paragraph-rsid="000b4c6f" fo:background-color="transparent" style:font-size-asian="11pt" style:font-style-asian="normal" style:font-weight-asian="bold" style:font-size-complex="11pt" style:font-style-complex="normal" style:font-weight-complex="bold"/>
    </style:style>
    <style:style style:name="P35" style:family="paragraph" style:parent-style-name="Standard">
      <style:paragraph-properties fo:line-height="150%" fo:text-align="start" style:justify-single-word="false"/>
      <style:text-properties fo:color="#000000" fo:font-size="11pt" fo:font-style="normal" style:text-underline-style="solid" style:text-underline-width="auto" style:text-underline-color="font-color" fo:font-weight="bold" officeooo:rsid="000d2597" officeooo:paragraph-rsid="000d2597" fo:background-color="transparent" style:font-size-asian="11pt" style:font-style-asian="normal" style:font-weight-asian="bold" style:font-size-complex="11pt" style:font-style-complex="normal" style:font-weight-complex="bold"/>
    </style:style>
    <style:style style:name="P36" style:family="paragraph" style:parent-style-name="Standard">
      <style:paragraph-properties fo:line-height="150%" fo:text-align="start" style:justify-single-word="false"/>
      <style:text-properties fo:color="#000000" fo:font-size="11pt" fo:font-style="normal" style:text-underline-style="none" fo:font-weight="normal" officeooo:rsid="0006586a" officeooo:paragraph-rsid="000921af"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line-height="150%" fo:text-align="start" style:justify-single-word="false"/>
      <style:text-properties fo:color="#000000" fo:font-size="11pt" fo:font-style="normal" style:text-underline-style="none" fo:font-weight="normal" officeooo:rsid="0006586a" officeooo:paragraph-rsid="0009ab42" fo:background-color="transparent" style:font-size-asian="11pt" style:font-style-asian="normal" style:font-weight-asian="normal" style:font-size-complex="11pt" style:font-style-complex="normal" style:font-weight-complex="normal"/>
    </style:style>
    <style:style style:name="P38" style:family="paragraph" style:parent-style-name="Standard">
      <style:paragraph-properties fo:line-height="150%" fo:text-align="start" style:justify-single-word="false"/>
      <style:text-properties fo:color="#000000" fo:font-size="11pt" fo:font-style="normal" style:text-underline-style="none" fo:font-weight="normal" officeooo:rsid="0006586a" officeooo:paragraph-rsid="000aa9a4"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line-height="150%" fo:text-align="start" style:justify-single-word="false"/>
      <style:text-properties fo:color="#000000" fo:font-size="11pt" fo:font-style="normal" style:text-underline-style="none" fo:font-weight="normal" officeooo:rsid="0006586a" officeooo:paragraph-rsid="000b13c5" fo:background-color="transparent"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50%" fo:text-align="start" style:justify-single-word="false"/>
      <style:text-properties fo:color="#000000" fo:font-size="11pt" fo:font-style="normal" style:text-underline-style="none" fo:font-weight="normal" officeooo:rsid="0006586a" officeooo:paragraph-rsid="000b4c6f"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line-height="150%" fo:text-align="start" style:justify-single-word="false"/>
      <style:text-properties fo:color="#000000" fo:font-size="11pt" fo:font-style="normal" style:text-underline-style="none" fo:font-weight="normal" officeooo:rsid="000d2597" officeooo:paragraph-rsid="000b4c6f"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line-height="150%" fo:text-align="start" style:justify-single-word="false"/>
      <style:text-properties fo:color="#000000" fo:font-size="11pt" fo:font-style="normal" style:text-underline-style="none" fo:font-weight="normal" officeooo:rsid="000d2597" officeooo:paragraph-rsid="000d2597" fo:background-color="transparent" style:font-size-asian="11pt" style:font-style-asian="normal" style:font-weight-asian="normal" style:font-size-complex="11pt" style:font-style-complex="normal" style:font-weight-complex="normal"/>
    </style:style>
    <style:style style:name="P43" style:family="paragraph" style:parent-style-name="Standard">
      <style:paragraph-properties fo:line-height="150%" fo:text-align="start" style:justify-single-word="false"/>
      <style:text-properties fo:color="#000000" fo:font-size="11pt" fo:font-style="normal" style:text-underline-style="none" fo:font-weight="normal" officeooo:rsid="000d2597" officeooo:paragraph-rsid="000f96b8" fo:background-color="transparent" style:font-size-asian="11pt" style:font-style-asian="normal" style:font-weight-asian="normal" style:font-size-complex="11pt" style:font-style-complex="normal" style:font-weight-complex="normal"/>
    </style:style>
    <style:style style:name="P44" style:family="paragraph" style:parent-style-name="Standard">
      <style:paragraph-properties fo:line-height="150%" fo:text-align="start" style:justify-single-word="false"/>
      <style:text-properties fo:color="#000000" fo:font-size="11pt" fo:font-style="normal" style:text-underline-style="none" fo:font-weight="normal" officeooo:rsid="0006586a" officeooo:paragraph-rsid="0009ab42" fo:background-color="#ffaa95" style:font-size-asian="11pt" style:font-style-asian="normal" style:font-weight-asian="normal" style:font-size-complex="11pt" style:font-style-complex="normal" style:font-weight-complex="normal"/>
    </style:style>
    <style:style style:name="P45" style:family="paragraph" style:parent-style-name="Standard">
      <style:paragraph-properties fo:line-height="150%" fo:text-align="start" style:justify-single-word="false"/>
      <style:text-properties fo:color="#000000" fo:font-size="11pt" fo:font-style="normal" style:text-underline-style="none" fo:font-weight="bold" officeooo:rsid="0006586a" officeooo:paragraph-rsid="0009ab42" fo:background-color="transparent" style:font-size-asian="11pt" style:font-style-asian="normal" style:font-weight-asian="bold" style:font-size-complex="11pt" style:font-style-complex="normal" style:font-weight-complex="bold"/>
    </style:style>
    <style:style style:name="P46" style:family="paragraph" style:parent-style-name="Standard">
      <style:paragraph-properties fo:line-height="150%" fo:text-align="start" style:justify-single-word="false"/>
      <style:text-properties fo:color="#000000" fo:font-size="11pt" fo:font-style="normal" style:text-underline-style="none" fo:font-weight="bold" officeooo:rsid="0006586a" officeooo:paragraph-rsid="000b13c5" fo:background-color="transparent" style:font-size-asian="11pt" style:font-style-asian="normal" style:font-weight-asian="bold" style:font-size-complex="11pt" style:font-style-complex="normal" style:font-weight-complex="bold"/>
    </style:style>
    <style:style style:name="P47" style:family="paragraph" style:parent-style-name="Standard">
      <style:paragraph-properties fo:line-height="150%" fo:text-align="start" style:justify-single-word="false"/>
      <style:text-properties fo:color="#000000" fo:font-size="11pt" fo:font-style="normal" style:text-underline-style="none" fo:font-weight="bold" officeooo:rsid="0006586a" officeooo:paragraph-rsid="000aa9a4" fo:background-color="transparent" style:font-size-asian="11pt" style:font-style-asian="normal" style:font-weight-asian="bold" style:font-size-complex="11pt" style:font-style-complex="normal" style:font-weight-complex="bold"/>
    </style:style>
    <style:style style:name="P48" style:family="paragraph" style:parent-style-name="Standard">
      <style:paragraph-properties fo:line-height="150%" fo:text-align="start" style:justify-single-word="false"/>
      <style:text-properties fo:color="#000000" fo:font-size="11pt" fo:font-style="normal" style:text-underline-style="none" fo:font-weight="bold" officeooo:rsid="0006586a" officeooo:paragraph-rsid="000b4c6f" fo:background-color="transparent" style:font-size-asian="11pt" style:font-style-asian="normal" style:font-weight-asian="bold" style:font-size-complex="11pt" style:font-style-complex="normal" style:font-weight-complex="bold"/>
    </style:style>
    <style:style style:name="P49" style:family="paragraph" style:parent-style-name="Standard">
      <style:paragraph-properties fo:line-height="150%" fo:text-align="start" style:justify-single-word="false"/>
      <style:text-properties fo:color="#000000" fo:font-size="11pt" fo:font-style="normal" style:text-underline-style="none" fo:font-weight="bold" officeooo:rsid="000d2597" officeooo:paragraph-rsid="000f96b8" fo:background-color="transparent" style:font-size-asian="11pt" style:font-style-asian="normal" style:font-weight-asian="bold" style:font-size-complex="11pt" style:font-style-complex="normal" style:font-weight-complex="bold"/>
    </style:style>
    <style:style style:name="P50" style:family="paragraph" style:parent-style-name="Standard">
      <style:paragraph-properties fo:line-height="150%" fo:text-align="start" style:justify-single-word="false"/>
      <style:text-properties fo:color="#000000" fo:font-size="11pt" fo:font-style="normal" style:text-underline-style="none" fo:font-weight="bold" officeooo:rsid="0006586a" officeooo:paragraph-rsid="0009ab42" fo:background-color="#e8f2a1" style:font-size-asian="11pt" style:font-style-asian="normal" style:font-weight-asian="bold" style:font-size-complex="11pt" style:font-style-complex="normal" style:font-weight-complex="bold"/>
    </style:style>
    <style:style style:name="P51" style:family="paragraph" style:parent-style-name="Standard">
      <style:paragraph-properties fo:line-height="150%" fo:text-align="start" style:justify-single-word="false"/>
      <style:text-properties fo:color="#000000" fo:font-size="11pt" officeooo:rsid="000d2597" officeooo:paragraph-rsid="000d2597" style:font-size-asian="11pt" style:font-size-complex="11pt"/>
    </style:style>
    <style:style style:name="P52" style:family="paragraph" style:parent-style-name="Standard">
      <style:paragraph-properties fo:line-height="150%" fo:text-align="start" style:justify-single-word="false"/>
      <style:text-properties fo:color="#000000" fo:font-size="13pt" fo:font-style="normal" style:text-underline-style="none" fo:font-weight="bold" officeooo:rsid="000b13c5" officeooo:paragraph-rsid="000b4c6f" fo:background-color="transparent" style:font-size-asian="13pt" style:font-style-asian="normal" style:font-weight-asian="bold" style:font-size-complex="13pt" style:font-style-complex="normal" style:font-weight-complex="bold"/>
    </style:style>
    <style:style style:name="P53" style:family="paragraph" style:parent-style-name="Standard">
      <style:paragraph-properties fo:line-height="150%" fo:text-align="start" style:justify-single-word="false"/>
      <style:text-properties fo:color="#000000" fo:font-size="13pt" fo:font-style="normal" style:text-underline-style="none" fo:font-weight="bold" officeooo:rsid="0006586a" officeooo:paragraph-rsid="0009ab42" fo:background-color="#ffa6a6" style:font-size-asian="13pt" style:font-style-asian="normal" style:font-weight-asian="bold" style:font-size-complex="13pt" style:font-style-complex="normal" style:font-weight-complex="bold"/>
    </style:style>
    <style:style style:name="P54" style:family="paragraph" style:parent-style-name="Standard">
      <style:paragraph-properties fo:line-height="150%" fo:text-align="start" style:justify-single-word="false"/>
      <style:text-properties fo:color="#000000" fo:font-size="13pt" fo:font-style="normal" style:text-underline-style="none" fo:font-weight="bold" officeooo:rsid="0006586a" officeooo:paragraph-rsid="000921af" fo:background-color="#ffa6a6" style:font-size-asian="13pt" style:font-style-asian="normal" style:font-weight-asian="bold" style:font-size-complex="13pt" style:font-style-complex="normal" style:font-weight-complex="bold"/>
    </style:style>
    <style:style style:name="P55" style:family="paragraph" style:parent-style-name="Standard">
      <style:paragraph-properties fo:line-height="150%" fo:text-align="start" style:justify-single-word="false"/>
      <style:text-properties fo:color="#000000" fo:font-size="13pt" fo:font-style="normal" style:text-underline-style="none" fo:font-weight="bold" officeooo:rsid="001535de" officeooo:paragraph-rsid="00137a40" fo:background-color="#ffa6a6" style:font-size-asian="13pt" style:font-style-asian="normal" style:font-weight-asian="bold" style:font-size-complex="13pt" style:font-style-complex="normal" style:font-weight-complex="bold"/>
    </style:style>
    <style:style style:name="P56" style:family="paragraph" style:parent-style-name="Standard">
      <style:paragraph-properties fo:line-height="150%" fo:text-align="start" style:justify-single-word="false"/>
      <style:text-properties fo:color="#000000" fo:font-size="13pt" style:text-underline-style="none" fo:font-weight="bold" officeooo:rsid="0006586a" officeooo:paragraph-rsid="0006586a" fo:background-color="#ffa6a6" style:font-size-asian="13pt" style:font-weight-asian="bold" style:font-size-complex="13pt" style:font-weight-complex="bold"/>
    </style:style>
    <style:style style:name="P57" style:family="paragraph" style:parent-style-name="Standard">
      <style:paragraph-properties fo:line-height="150%" fo:text-align="start" style:justify-single-word="false"/>
      <style:text-properties fo:color="#000000" fo:font-size="13pt" fo:font-style="italic" style:text-underline-style="none" fo:font-weight="bold" officeooo:rsid="0006586a" officeooo:paragraph-rsid="0009ab42" fo:background-color="#ff6d6d" style:font-size-asian="13pt" style:font-style-asian="italic" style:font-weight-asian="bold" style:font-size-complex="13pt" style:font-style-complex="italic" style:font-weight-complex="bold"/>
    </style:style>
    <style:style style:name="P58" style:family="paragraph" style:parent-style-name="Standard">
      <style:paragraph-properties fo:line-height="150%" fo:text-align="start" style:justify-single-word="false"/>
      <style:text-properties fo:color="#000000" fo:font-size="10.5pt" fo:font-style="normal" style:text-underline-style="none" fo:font-weight="normal" officeooo:rsid="000d2597" officeooo:paragraph-rsid="000d2597" fo:background-color="transparent" style:font-size-asian="10.5pt" style:font-style-asian="normal" style:font-weight-asian="normal" style:font-size-complex="10.5pt" style:font-style-complex="normal" style:font-weight-complex="normal"/>
    </style:style>
    <style:style style:name="P59" style:family="paragraph" style:parent-style-name="Standard">
      <style:paragraph-properties fo:line-height="150%" fo:text-align="start" style:justify-single-word="false"/>
      <style:text-properties fo:color="#000000" fo:font-size="10.5pt" fo:font-style="normal" style:text-underline-style="none" fo:font-weight="normal" officeooo:rsid="000d2597" officeooo:paragraph-rsid="000f96b8" fo:background-color="transparent" style:font-size-asian="10.5pt" style:font-style-asian="normal" style:font-weight-asian="normal" style:font-size-complex="10.5pt" style:font-style-complex="normal" style:font-weight-complex="normal"/>
    </style:style>
    <style:style style:name="P60" style:family="paragraph" style:parent-style-name="Standard">
      <style:paragraph-properties fo:line-height="150%" fo:text-align="start" style:justify-single-word="false"/>
      <style:text-properties fo:color="#000000" fo:font-size="10.5pt" fo:font-style="normal" style:text-underline-style="none" fo:font-weight="normal" officeooo:rsid="000d2597" officeooo:paragraph-rsid="0010e878" fo:background-color="transparent" style:font-size-asian="10.5pt" style:font-style-asian="normal" style:font-weight-asian="normal" style:font-size-complex="10.5pt" style:font-style-complex="normal" style:font-weight-complex="normal"/>
    </style:style>
    <style:style style:name="P61" style:family="paragraph" style:parent-style-name="Standard">
      <style:paragraph-properties fo:line-height="150%" fo:text-align="start" style:justify-single-word="false"/>
      <style:text-properties fo:color="#000000" fo:font-size="10.5pt" fo:font-style="normal" style:text-underline-style="none" fo:font-weight="normal" officeooo:rsid="000d2597" officeooo:paragraph-rsid="00124e54" fo:background-color="transparent" style:font-size-asian="10.5pt" style:font-style-asian="normal" style:font-weight-asian="normal" style:font-size-complex="10.5pt" style:font-style-complex="normal" style:font-weight-complex="normal"/>
    </style:style>
    <style:style style:name="P62" style:family="paragraph" style:parent-style-name="Standard">
      <style:paragraph-properties fo:line-height="150%" fo:text-align="start" style:justify-single-word="false"/>
      <style:text-properties fo:color="#000000" fo:font-size="10.5pt" fo:font-style="normal" style:text-underline-style="none" fo:font-weight="normal" officeooo:rsid="000d2597" officeooo:paragraph-rsid="00137a40" fo:background-color="transparent" style:font-size-asian="10.5pt" style:font-style-asian="normal" style:font-weight-asian="normal" style:font-size-complex="10.5pt" style:font-style-complex="normal" style:font-weight-complex="normal"/>
    </style:style>
    <style:style style:name="P63" style:family="paragraph" style:parent-style-name="Standard">
      <style:paragraph-properties fo:line-height="150%" fo:text-align="start" style:justify-single-word="false"/>
      <style:text-properties fo:color="#000000" fo:font-size="10.5pt" fo:font-style="normal" style:text-underline-style="none" fo:font-weight="normal" officeooo:rsid="001535de" officeooo:paragraph-rsid="00137a40" fo:background-color="transparent" style:font-size-asian="10.5pt" style:font-style-asian="normal" style:font-weight-asian="normal" style:font-size-complex="10.5pt" style:font-style-complex="normal" style:font-weight-complex="normal"/>
    </style:style>
    <style:style style:name="P64" style:family="paragraph" style:parent-style-name="Standard">
      <style:paragraph-properties fo:line-height="150%" fo:text-align="start" style:justify-single-word="false"/>
      <style:text-properties fo:color="#000000" fo:font-size="10.5pt" fo:font-style="normal" style:text-underline-style="none" fo:font-weight="normal" officeooo:rsid="001535de" officeooo:paragraph-rsid="00137a40" fo:background-color="#ffa6a6" style:font-size-asian="10.5pt" style:font-style-asian="normal" style:font-weight-asian="normal" style:font-size-complex="10.5pt" style:font-style-complex="normal" style:font-weight-complex="normal"/>
    </style:style>
    <style:style style:name="P65" style:family="paragraph" style:parent-style-name="Standard">
      <style:paragraph-properties fo:line-height="150%" fo:text-align="start" style:justify-single-word="false"/>
      <style:text-properties fo:color="#000000" fo:font-size="10.5pt" fo:font-style="normal" style:text-underline-style="none" officeooo:rsid="000f96b8" officeooo:paragraph-rsid="0010e878" fo:background-color="transparent" style:font-size-asian="10.5pt" style:font-style-asian="normal" style:font-size-complex="10.5pt" style:font-style-complex="normal"/>
    </style:style>
    <style:style style:name="P66" style:family="paragraph" style:parent-style-name="Standard">
      <style:paragraph-properties fo:line-height="150%" fo:text-align="start" style:justify-single-word="false"/>
      <style:text-properties fo:color="#000000" fo:font-size="10.5pt" fo:font-style="normal" style:text-underline-style="none" officeooo:rsid="000d2597" officeooo:paragraph-rsid="000f96b8" fo:background-color="transparent" style:font-size-asian="10.5pt" style:font-style-asian="normal" style:font-size-complex="10.5pt" style:font-style-complex="normal"/>
    </style:style>
    <style:style style:name="P67" style:family="paragraph" style:parent-style-name="Standard">
      <style:paragraph-properties fo:line-height="150%" fo:text-align="start" style:justify-single-word="false"/>
      <style:text-properties fo:color="#000000" fo:font-size="10.5pt" fo:font-style="normal" style:text-underline-style="none" fo:font-weight="bold" officeooo:rsid="000d2597" officeooo:paragraph-rsid="00137a40" fo:background-color="transparent" style:font-size-asian="10.5pt" style:font-style-asian="normal" style:font-weight-asian="bold" style:font-size-complex="10.5pt" style:font-style-complex="normal" style:font-weight-complex="bold"/>
    </style:style>
    <style:style style:name="P68"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37a40" fo:background-color="transparent" style:font-size-asian="10.5pt" style:font-style-asian="normal" style:font-weight-asian="bold" style:font-size-complex="10.5pt" style:font-style-complex="normal" style:font-weight-complex="bold"/>
    </style:style>
    <style:style style:name="P69" style:family="paragraph" style:parent-style-name="Standard">
      <style:paragraph-properties fo:line-height="150%" fo:text-align="start" style:justify-single-word="false"/>
      <style:text-properties fo:color="#000000" fo:font-size="10.5pt" fo:font-style="normal" style:text-underline-style="none" fo:font-weight="bold" officeooo:rsid="000d2597" officeooo:paragraph-rsid="00137a40" fo:background-color="#ffa6a6" style:font-size-asian="10.5pt" style:font-style-asian="normal" style:font-weight-asian="bold" style:font-size-complex="10.5pt" style:font-style-complex="normal" style:font-weight-complex="bold"/>
    </style:style>
    <style:style style:name="P70"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37a40" fo:background-color="#ffa6a6" style:font-size-asian="10.5pt" style:font-style-asian="normal" style:font-weight-asian="bold" style:font-size-complex="10.5pt" style:font-style-complex="normal" style:font-weight-complex="bold"/>
    </style:style>
    <style:style style:name="P71"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37a40" fo:background-color="#ff6d6d" style:font-size-asian="10.5pt" style:font-style-asian="normal" style:font-weight-asian="bold" style:font-size-complex="10.5pt" style:font-style-complex="normal" style:font-weight-complex="bold"/>
    </style:style>
    <style:style style:name="P72"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37a40" fo:background-color="#ffff00" style:font-size-asian="10.5pt" style:font-style-asian="normal" style:font-weight-asian="bold" style:font-size-complex="10.5pt" style:font-style-complex="normal" style:font-weight-complex="bold"/>
    </style:style>
    <style:style style:name="P73" style:family="paragraph" style:parent-style-name="Standard">
      <style:paragraph-properties fo:line-height="150%" fo:text-align="start" style:justify-single-word="false"/>
      <style:text-properties fo:color="#000000" fo:font-size="10.5pt" fo:font-style="normal" style:text-underline-style="solid" style:text-underline-width="auto" style:text-underline-color="font-color" fo:font-weight="bold" officeooo:rsid="000d2597" officeooo:paragraph-rsid="0010e878" fo:background-color="transparent" style:font-size-asian="10.5pt" style:font-style-asian="normal" style:font-weight-asian="bold" style:font-size-complex="10.5pt" style:font-style-complex="normal" style:font-weight-complex="bold"/>
    </style:style>
    <style:style style:name="P74" style:family="paragraph" style:parent-style-name="Standard">
      <style:paragraph-properties fo:line-height="150%" fo:text-align="start" style:justify-single-word="false"/>
      <style:text-properties fo:color="#000000" fo:font-size="10.5pt" fo:font-style="normal" style:text-underline-style="solid" style:text-underline-width="auto" style:text-underline-color="font-color" fo:font-weight="bold" officeooo:rsid="000d2597" officeooo:paragraph-rsid="00124e54" fo:background-color="transparent" style:font-size-asian="10.5pt" style:font-style-asian="normal" style:font-weight-asian="bold" style:font-size-complex="10.5pt" style:font-style-complex="normal" style:font-weight-complex="bold"/>
    </style:style>
    <style:style style:name="P75" style:family="paragraph" style:parent-style-name="Standard">
      <style:paragraph-properties fo:line-height="150%" fo:text-align="start" style:justify-single-word="false"/>
      <style:text-properties fo:font-weight="bold" officeooo:paragraph-rsid="00137a40" fo:background-color="#ffa6a6" style:font-weight-asian="bold" style:font-weight-complex="bold"/>
    </style:style>
    <style:style style:name="P76" style:family="paragraph" style:parent-style-name="Standard">
      <style:paragraph-properties fo:line-height="150%" fo:text-align="start" style:justify-single-word="false"/>
      <style:text-properties fo:font-weight="bold" officeooo:paragraph-rsid="00137a40" fo:background-color="transparent" style:font-weight-asian="bold" style:font-weight-complex="bold"/>
    </style:style>
    <style:style style:name="P77" style:family="paragraph" style:parent-style-name="Standard">
      <style:paragraph-properties fo:line-height="150%" fo:text-align="start" style:justify-single-word="false"/>
      <style:text-properties fo:font-size="14pt" style:text-underline-style="none" fo:font-weight="bold" officeooo:paragraph-rsid="0000488f" fo:background-color="#ff6d6d" style:font-size-asian="14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3pt" style:text-underline-style="none" fo:font-weight="bold" officeooo:paragraph-rsid="0000488f" fo:background-color="#ffa6a6" style:font-size-asian="13pt" style:font-weight-asian="bold" style:font-size-complex="13pt" style:font-weight-complex="bold"/>
    </style:style>
    <style:style style:name="P79" style:family="paragraph" style:parent-style-name="Standard">
      <style:paragraph-properties fo:line-height="150%" fo:text-align="start" style:justify-single-word="false"/>
      <style:text-properties fo:font-size="13pt" fo:font-style="normal" style:text-underline-style="none" fo:font-weight="bold" officeooo:rsid="000b13c5" officeooo:paragraph-rsid="000b4c6f" fo:background-color="transparent" style:font-size-asian="13pt" style:font-style-asian="normal" style:font-weight-asian="bold" style:font-size-complex="13pt" style:font-style-complex="normal" style:font-weight-complex="bold"/>
    </style:style>
    <style:style style:name="P80" style:family="paragraph" style:parent-style-name="Standard">
      <style:paragraph-properties fo:line-height="150%" fo:text-align="start" style:justify-single-word="false"/>
      <style:text-properties fo:font-size="13pt" fo:font-style="normal" style:text-underline-style="none" fo:font-weight="bold" officeooo:rsid="000b13c5" officeooo:paragraph-rsid="000b13c5" fo:background-color="#ffa6a6" style:font-size-asian="13pt" style:font-style-asian="normal" style:font-weight-asian="bold" style:font-size-complex="13pt" style:font-style-complex="normal" style:font-weight-complex="bold"/>
    </style:style>
    <style:style style:name="P81" style:family="paragraph" style:parent-style-name="Standard">
      <style:paragraph-properties fo:line-height="150%" fo:text-align="start" style:justify-single-word="false"/>
      <style:text-properties fo:font-size="13pt" fo:font-style="normal" fo:font-weight="bold" officeooo:rsid="000b13c5" officeooo:paragraph-rsid="000b13c5" fo:background-color="#ffa6a6" style:font-size-asian="13pt" style:font-style-asian="normal" style:font-weight-asian="bold" style:font-size-complex="13pt" style:font-style-complex="normal" style:font-weight-complex="bold"/>
    </style:style>
    <style:style style:name="P82" style:family="paragraph" style:parent-style-name="Standard">
      <style:paragraph-properties fo:line-height="150%" fo:text-align="start" style:justify-single-word="false"/>
      <style:text-properties fo:font-size="13pt" fo:font-weight="bold" officeooo:paragraph-rsid="000d2597" fo:background-color="#ffa6a6" style:font-size-asian="13pt" style:font-weight-asian="bold" style:font-size-complex="13pt" style:font-weight-complex="bold"/>
    </style:style>
    <style:style style:name="P83" style:family="paragraph" style:parent-style-name="Standard">
      <style:paragraph-properties fo:line-height="150%" fo:text-align="start" style:justify-single-word="false"/>
      <style:text-properties fo:font-size="13pt" fo:font-weight="bold" officeooo:paragraph-rsid="00124e54" fo:background-color="#ffa6a6" style:font-size-asian="13pt" style:font-weight-asian="bold" style:font-size-complex="13pt" style:font-weight-complex="bold"/>
    </style:style>
    <style:style style:name="P84" style:family="paragraph" style:parent-style-name="Standard">
      <style:paragraph-properties fo:line-height="150%" fo:text-align="start" style:justify-single-word="false"/>
      <style:text-properties fo:font-size="13pt" fo:font-weight="bold" officeooo:paragraph-rsid="00137a40" fo:background-color="#ffa6a6" style:font-size-asian="13pt" style:font-weight-asian="bold" style:font-size-complex="13pt" style:font-weight-complex="bold"/>
    </style:style>
    <style:style style:name="P85" style:family="paragraph" style:parent-style-name="Standard">
      <style:paragraph-properties fo:line-height="150%"/>
      <style:text-properties fo:font-size="13pt" fo:font-weight="bold" officeooo:paragraph-rsid="0000488f" fo:background-color="#ffa6a6" style:font-size-asian="13pt" style:font-weight-asian="bold" style:font-size-complex="13pt" style:font-weight-complex="bold"/>
    </style:style>
    <style:style style:name="P86" style:family="paragraph" style:parent-style-name="Standard">
      <style:text-properties fo:font-size="13pt" fo:font-weight="bold" officeooo:paragraph-rsid="0000488f" fo:background-color="#ffa6a6" style:font-size-asian="13pt" style:font-weight-asian="bold" style:font-size-complex="13pt" style:font-weight-complex="bold"/>
    </style:style>
    <style:style style:name="P87" style:family="paragraph" style:parent-style-name="Standard">
      <style:paragraph-properties fo:line-height="150%" fo:text-align="start" style:justify-single-word="false"/>
      <style:text-properties fo:font-size="10.5pt" officeooo:paragraph-rsid="000f96b8" style:font-size-asian="10.5pt" style:font-size-complex="10.5pt"/>
    </style:style>
    <style:style style:name="P88" style:family="paragraph" style:parent-style-name="Standard">
      <style:paragraph-properties fo:line-height="150%" fo:text-align="start" style:justify-single-word="false"/>
      <style:text-properties fo:font-size="10.5pt" fo:font-weight="bold" officeooo:paragraph-rsid="000d2597" fo:background-color="#ffa6a6" style:font-size-asian="10.5pt" style:font-weight-asian="bold" style:font-size-complex="10.5pt" style:font-weight-complex="bold"/>
    </style:style>
    <style:style style:name="P89" style:family="paragraph" style:parent-style-name="Standard">
      <style:paragraph-properties fo:line-height="150%" fo:text-align="start" style:justify-single-word="false"/>
      <style:text-properties fo:font-size="10.5pt" fo:font-weight="normal" officeooo:paragraph-rsid="001a90b0" style:font-size-asian="10.5pt" style:font-weight-asian="normal" style:font-size-complex="10.5pt" style:font-weight-complex="normal"/>
    </style:style>
    <style:style style:name="P90" style:family="paragraph" style:parent-style-name="Standard">
      <style:paragraph-properties fo:line-height="150%" fo:text-align="start" style:justify-single-word="false"/>
      <style:text-properties fo:font-weight="normal" officeooo:paragraph-rsid="00137a40" fo:background-color="transparent" style:font-weight-asian="normal" style:font-weight-complex="normal"/>
    </style:style>
    <style:style style:name="P91" style:family="paragraph" style:parent-style-name="Standard">
      <style:paragraph-properties fo:margin-top="0.201cm" fo:margin-bottom="0.201cm" loext:contextual-spacing="false" fo:line-height="150%" fo:text-align="center" style:justify-single-word="false"/>
      <style:text-properties fo:font-weight="normal" officeooo:paragraph-rsid="00137a40" style:font-weight-asian="normal" style:font-weight-complex="normal"/>
    </style:style>
    <style:style style:name="P92" style:family="paragraph" style:parent-style-name="Standard">
      <style:paragraph-properties fo:margin-top="0.201cm" fo:margin-bottom="0.201cm" loext:contextual-spacing="false" fo:line-height="150%" fo:text-align="center" style:justify-single-word="false"/>
      <style:text-properties fo:color="#000000" fo:font-size="10.5pt" fo:font-style="normal" style:text-underline-style="none" officeooo:rsid="000f96b8" officeooo:paragraph-rsid="0010e878" fo:background-color="transparent" style:font-size-asian="10.5pt" style:font-style-asian="normal" style:font-size-complex="10.5pt" style:font-style-complex="normal"/>
    </style:style>
    <style:style style:name="P93" style:family="paragraph" style:parent-style-name="Standard">
      <style:paragraph-properties fo:margin-top="0.302cm" fo:margin-bottom="0.302cm" loext:contextual-spacing="false" fo:line-height="150%" fo:text-align="center" style:justify-single-word="false"/>
      <style:text-properties style:text-underline-style="none" fo:font-weight="bold" officeooo:paragraph-rsid="00137a40" style:font-weight-asian="bold" style:font-weight-complex="bold"/>
    </style:style>
    <style:style style:name="P94" style:family="paragraph" style:parent-style-name="Standard">
      <style:paragraph-properties fo:margin-top="0.402cm" fo:margin-bottom="0.402cm" loext:contextual-spacing="false" fo:line-height="150%" fo:text-align="center" style:justify-single-word="false"/>
      <style:text-properties fo:font-size="10.5pt" officeooo:paragraph-rsid="000d2597" style:font-size-asian="10.5pt" style:font-size-complex="10.5pt"/>
    </style:style>
    <style:style style:name="P95" style:family="paragraph" style:parent-style-name="Standard">
      <style:paragraph-properties fo:margin-top="0.603cm" fo:margin-bottom="0.603cm" loext:contextual-spacing="false" fo:line-height="150%" fo:text-align="start" style:justify-single-word="false"/>
      <style:text-properties fo:font-weight="normal" officeooo:paragraph-rsid="00137a40" fo:background-color="transparent" style:font-weight-asian="normal" style:font-weight-complex="normal"/>
    </style:style>
    <style:style style:name="P96" style:family="paragraph" style:parent-style-name="Standard">
      <style:paragraph-properties fo:margin-top="0.704cm" fo:margin-bottom="0.704cm" loext:contextual-spacing="false" fo:line-height="150%" fo:text-align="justify" style:justify-single-word="false"/>
      <style:text-properties fo:color="#000000" fo:font-size="11pt" fo:font-style="normal" style:text-underline-style="none" fo:font-weight="bold" officeooo:rsid="0006586a" officeooo:paragraph-rsid="000b13c5" fo:background-color="transparent" style:font-size-asian="11pt" style:font-style-asian="normal" style:font-weight-asian="bold" style:font-size-complex="11pt" style:font-style-complex="normal" style:font-weight-complex="bold"/>
    </style:style>
    <style:style style:name="P97" style:family="paragraph" style:parent-style-name="Standard">
      <style:paragraph-properties fo:margin-top="0.101cm" fo:margin-bottom="0.101cm" loext:contextual-spacing="false" fo:line-height="150%" fo:text-align="center" style:justify-single-word="false"/>
      <style:text-properties fo:color="#000000" fo:font-size="11pt" fo:font-style="normal" style:text-underline-style="none" fo:font-weight="normal" officeooo:rsid="000d2597" officeooo:paragraph-rsid="000d2597" fo:background-color="transparent" style:font-size-asian="11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line-height="150%" fo:text-align="start" style:justify-single-word="false"/>
      <style:text-properties fo:color="#000000" fo:font-size="10.5pt" fo:font-style="normal" style:text-underline-style="none" fo:font-weight="normal" officeooo:rsid="000d2597" officeooo:paragraph-rsid="00124e54" fo:background-color="transparent" style:font-size-asian="10.5pt" style:font-style-asian="normal" style:font-weight-asian="normal" style:font-size-complex="10.5pt" style:font-style-complex="normal" style:font-weight-complex="normal"/>
    </style:style>
    <style:style style:name="P99" style:family="paragraph" style:parent-style-name="Standard" style:list-style-name="L1">
      <style:paragraph-properties fo:line-height="150%" fo:text-align="start" style:justify-single-word="false"/>
      <style:text-properties officeooo:paragraph-rsid="0000488f"/>
    </style:style>
    <style:style style:name="P100" style:family="paragraph" style:parent-style-name="Standard" style:list-style-name="L2">
      <style:paragraph-properties fo:line-height="150%" fo:text-align="start" style:justify-single-word="false"/>
      <style:text-properties officeooo:paragraph-rsid="0006586a"/>
    </style:style>
    <style:style style:name="P101" style:family="paragraph" style:parent-style-name="Standard" style:list-style-name="L5">
      <style:paragraph-properties fo:line-height="150%" fo:text-align="start" style:justify-single-word="false"/>
      <style:text-properties officeooo:paragraph-rsid="00137a40"/>
    </style:style>
    <style:style style:name="P102" style:family="paragraph" style:parent-style-name="Standard">
      <style:paragraph-properties fo:line-height="150%" fo:text-align="start" style:justify-single-word="false"/>
      <style:text-properties officeooo:paragraph-rsid="001d1ed5"/>
    </style:style>
    <style:style style:name="P103" style:family="paragraph" style:parent-style-name="Standard" style:list-style-name="L1">
      <style:paragraph-properties fo:line-height="150%" fo:text-align="start" style:justify-single-word="false"/>
      <style:text-properties fo:font-size="11pt" style:text-underline-style="solid" style:text-underline-width="auto" style:text-underline-color="font-color" officeooo:paragraph-rsid="0000488f" style:font-size-asian="11pt" style:font-size-complex="11pt"/>
    </style:style>
    <style:style style:name="P104" style:family="paragraph" style:parent-style-name="Standard" style:list-style-name="L1">
      <style:paragraph-properties fo:line-height="150%" fo:text-align="start" style:justify-single-word="false"/>
      <style:text-properties fo:font-size="11pt" style:text-underline-style="none" fo:font-weight="bold" officeooo:paragraph-rsid="0000488f" fo:background-color="#e0c2cd" style:font-size-asian="11pt" style:font-weight-asian="bold" style:font-size-complex="11pt" style:font-weight-complex="bold"/>
    </style:style>
    <style:style style:name="P105" style:family="paragraph" style:parent-style-name="Standard" style:list-style-name="L4">
      <style:paragraph-properties fo:line-height="150%" fo:text-align="start" style:justify-single-word="false"/>
      <style:text-properties fo:font-size="11pt" fo:font-style="normal" officeooo:paragraph-rsid="0009ab42" style:font-size-asian="11pt" style:font-style-asian="normal" style:font-size-complex="11pt" style:font-style-complex="normal"/>
    </style:style>
    <style:style style:name="P106" style:family="paragraph" style:parent-style-name="Standard" style:list-style-name="L3">
      <style:paragraph-properties fo:line-height="150%" fo:text-align="start" style:justify-single-word="false"/>
      <style:text-properties fo:color="#000000" fo:font-size="11pt" fo:font-style="normal" style:text-underline-style="none" fo:font-weight="normal" officeooo:rsid="0006586a" officeooo:paragraph-rsid="000921af" fo:background-color="transparent" style:font-size-asian="11pt" style:font-style-asian="normal" style:font-weight-asian="normal" style:font-size-complex="11pt" style:font-style-complex="normal" style:font-weight-complex="normal"/>
    </style:style>
    <style:style style:name="P107" style:family="paragraph" style:parent-style-name="Standard" style:list-style-name="L4">
      <style:paragraph-properties fo:line-height="150%" fo:text-align="start" style:justify-single-word="false"/>
      <style:text-properties fo:color="#000000" fo:font-size="11pt" fo:font-style="normal" style:text-underline-style="none" fo:font-weight="normal" officeooo:rsid="0006586a" officeooo:paragraph-rsid="0009ab42" fo:background-color="transparent" style:font-size-asian="11pt" style:font-style-asian="normal" style:font-weight-asian="normal" style:font-size-complex="11pt" style:font-style-complex="normal" style:font-weight-complex="normal"/>
    </style:style>
    <style:style style:name="P108" style:family="paragraph" style:parent-style-name="Standard" style:list-style-name="L3">
      <style:paragraph-properties fo:line-height="150%" fo:text-align="start" style:justify-single-word="false"/>
      <style:text-properties fo:color="#000000" fo:font-size="11pt" fo:font-style="normal" style:text-underline-style="none" fo:font-weight="bold" officeooo:rsid="0006586a" officeooo:paragraph-rsid="000921af" fo:background-color="transparent" style:font-size-asian="11pt" style:font-style-asian="normal" style:font-weight-asian="bold" style:font-size-complex="11pt" style:font-style-complex="normal" style:font-weight-complex="bold"/>
    </style:style>
    <style:style style:name="P109"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37a40" fo:background-color="transparent" style:font-size-asian="10.5pt" style:font-style-asian="normal" style:font-weight-asian="bold" style:font-size-complex="10.5pt" style:font-style-complex="normal" style:font-weight-complex="bold"/>
    </style:style>
    <style:style style:name="P110"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37a40" fo:background-color="#ffa6a6" style:font-size-asian="10.5pt" style:font-style-asian="normal" style:font-weight-asian="bold" style:font-size-complex="10.5pt" style:font-style-complex="normal" style:font-weight-complex="bold"/>
    </style:style>
    <style:style style:name="P111" style:family="paragraph" style:parent-style-name="Standard">
      <style:paragraph-properties fo:line-height="150%" fo:text-align="start" style:justify-single-word="false"/>
      <style:text-properties fo:color="#000000" fo:font-size="10.5pt" fo:font-style="normal" style:text-underline-style="none" fo:font-weight="bold" officeooo:rsid="001535de" officeooo:paragraph-rsid="001a90b0" fo:background-color="#ffa6a6" style:font-size-asian="10.5pt" style:font-style-asian="normal" style:font-weight-asian="bold" style:font-size-complex="10.5pt" style:font-style-complex="normal" style:font-weight-complex="bold"/>
    </style:style>
    <style:style style:name="P112" style:family="paragraph" style:parent-style-name="Standard" style:list-style-name="L5">
      <style:paragraph-properties fo:line-height="150%" fo:text-align="start" style:justify-single-word="false"/>
      <style:text-properties fo:font-size="10.5pt" style:text-underline-style="solid" style:text-underline-width="auto" style:text-underline-color="font-color" officeooo:rsid="001a90b0" officeooo:paragraph-rsid="00137a40" style:font-size-asian="10.5pt" style:font-size-complex="10.5pt"/>
    </style:style>
    <style:style style:name="T1" style:family="text">
      <style:text-properties officeooo:rsid="0000488f"/>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8" style:family="text">
      <style:text-properties fo:font-size="11pt" fo:font-style="normal" fo:font-weight="normal" fo:background-color="#ffbf00" loext:char-shading-value="0" style:font-size-asian="11pt" style:font-style-asian="normal" style:font-weight-asian="normal" style:font-size-complex="11pt" style:font-style-complex="normal" style:font-weight-complex="normal"/>
    </style:style>
    <style:style style:name="T9" style:family="text">
      <style:text-properties fo:font-size="11pt" fo:font-style="normal" fo:font-weight="normal" fo:background-color="#ffff6d" loext:char-shading-value="0" style:font-size-asian="11pt" style:font-style-asian="normal" style:font-weight-asian="normal" style:font-size-complex="11pt" style:font-style-complex="normal" style:font-weight-complex="normal"/>
    </style:style>
    <style:style style:name="T10" style:family="text">
      <style:text-properties fo:font-size="11pt" fo:font-style="normal" fo:font-weight="normal" fo:background-color="#ffff00" loext:char-shading-value="0" style:font-size-asian="11pt" style:font-style-asian="normal" style:font-weight-asian="normal" style:font-size-complex="11pt" style:font-style-complex="normal" style:font-weight-complex="normal"/>
    </style:style>
    <style:style style:name="T11" style:family="text">
      <style:text-properties fo:font-size="11pt" fo:font-style="normal" fo:font-weight="normal" fo:background-color="#ffff00" loext:char-shading-value="0" style:font-size-asian="11pt" style:font-style-asian="normal" style:font-weight-asian="normal" style:font-size-complex="11pt" style:font-style-complex="normal" style:font-weight-complex="normal"/>
    </style:style>
    <style:style style:name="T12" style:family="text">
      <style:text-properties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3" style:family="text">
      <style:text-properties fo:font-size="11pt" fo:font-style="normal" fo:font-weight="bold" fo:background-color="#ffd8ce" loext:char-shading-value="0" style:font-size-asian="11pt" style:font-style-asian="normal" style:font-weight-asian="bold" style:font-size-complex="11pt" style:font-style-complex="normal" style:font-weight-complex="bold"/>
    </style:style>
    <style:style style:name="T14" style:family="text">
      <style:text-properties fo:font-size="11pt" fo:font-style="normal" fo:font-weight="bold" fo:background-color="#ffbf00" loext:char-shading-value="0" style:font-size-asian="11pt" style:font-style-asian="normal" style:font-weight-asian="bold" style:font-size-complex="11pt" style:font-style-complex="normal" style:font-weight-complex="bold"/>
    </style:style>
    <style:style style:name="T15" style:family="text">
      <style:text-properties fo:font-size="11pt" style:font-size-asian="11pt" style:font-size-complex="11pt"/>
    </style:style>
    <style:style style:name="T16" style:family="text">
      <style:text-properties fo:font-size="11pt" officeooo:rsid="0006586a" style:font-size-asian="11pt" style:font-size-complex="11pt"/>
    </style:style>
    <style:style style:name="T17" style:family="text">
      <style:text-properties fo:font-size="11pt" fo:font-weight="bold" fo:background-color="#ffe994" loext:char-shading-value="0" style:font-size-asian="11pt" style:font-weight-asian="bold" style:font-size-complex="11pt" style:font-weight-complex="bold"/>
    </style:style>
    <style:style style:name="T18" style:family="text">
      <style:text-properties fo:font-size="11pt" fo:font-weight="normal" officeooo:rsid="0006586a" style:font-size-asian="11pt" style:font-weight-asian="normal" style:font-size-complex="11pt" style:font-weight-complex="normal"/>
    </style:style>
    <style:style style:name="T19" style:family="text">
      <style:text-properties fo:font-size="11pt" fo:font-weight="normal" fo:background-color="#ffe994" loext:char-shading-value="0" style:font-size-asian="11pt" style:font-weight-asian="normal" style:font-size-complex="11pt" style:font-weight-complex="normal"/>
    </style:style>
    <style:style style:name="T20" style:family="text">
      <style:text-properties fo:font-size="11pt" style:text-underline-style="solid" style:text-underline-width="auto" style:text-underline-color="font-color" style:font-size-asian="11pt" style:font-size-complex="11pt"/>
    </style:style>
    <style:style style:name="T21" style:family="text">
      <style:text-properties fo:font-size="11pt" style:text-underline-style="none" style:font-size-asian="11pt" style:font-size-complex="11pt"/>
    </style:style>
    <style:style style:name="T22" style:family="text">
      <style:text-properties fo:font-size="11pt" style:text-underline-style="none" fo:font-weight="bold" style:font-size-asian="11pt" style:font-weight-asian="bold" style:font-size-complex="11pt" style:font-weight-complex="bold"/>
    </style:style>
    <style:style style:name="T23" style:family="text">
      <style:text-properties fo:font-size="11pt" style:text-underline-style="none" fo:font-weight="bold" fo:background-color="#ffe994" loext:char-shading-value="0" style:font-size-asian="11pt" style:font-weight-asian="bold" style:font-size-complex="11pt" style:font-weight-complex="bold"/>
    </style:style>
    <style:style style:name="T24" style:family="text">
      <style:text-properties fo:font-size="11pt" style:text-underline-style="none" fo:font-weight="bold" fo:background-color="#e0c2cd" loext:char-shading-value="0" style:font-size-asian="11pt" style:font-weight-asian="bold" style:font-size-complex="11pt" style:font-weight-complex="bold"/>
    </style:style>
    <style:style style:name="T25" style:family="text">
      <style:text-properties style:text-underline-style="solid" style:text-underline-width="auto" style:text-underline-color="font-color"/>
    </style:style>
    <style:style style:name="T26" style:family="text">
      <style:text-properties fo:color="#000000" fo:font-size="11pt" fo:font-style="normal" fo:font-weight="normal" fo:background-color="#ffff6d" loext:char-shading-value="0" style:font-size-asian="11pt" style:font-style-asian="normal" style:font-weight-asian="normal" style:font-size-complex="11pt" style:font-style-complex="normal" style:font-weight-complex="normal"/>
    </style:style>
    <style:style style:name="T27" style:family="text">
      <style:text-properties fo:color="#000000" fo:font-size="11pt" fo:font-style="normal" style:text-underline-style="none" fo:font-weight="normal" officeooo:rsid="000d2597"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color="#000000" fo:font-size="11pt" fo:font-style="normal" style:text-underline-style="none" fo:font-weight="normal" officeooo:rsid="000f96b8"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color="#000000" fo:font-size="11pt" fo:font-style="normal" style:text-underline-style="none" fo:font-weight="normal" officeooo:rsid="0010e878" fo:background-color="transparent" loext:char-shading-value="0" style:font-size-asian="11pt" style:font-style-asian="normal" style:font-weight-asian="normal" style:font-size-complex="11pt" style:font-style-complex="normal" style:font-weight-complex="normal"/>
    </style:style>
    <style:style style:name="T30" style:family="text">
      <style:text-properties fo:color="#000000" fo:font-size="11pt" fo:font-style="normal" style:text-underline-style="none" fo:font-weight="bold" officeooo:rsid="000d2597" fo:background-color="transparent" loext:char-shading-value="0" style:font-size-asian="11pt" style:font-style-asian="normal" style:font-weight-asian="bold" style:font-size-complex="11pt" style:font-style-complex="normal" style:font-weight-complex="bold"/>
    </style:style>
    <style:style style:name="T31" style:family="text">
      <style:text-properties fo:color="#000000" fo:font-size="11pt" style:text-underline-style="none" fo:font-weight="normal" fo:background-color="transparent" loext:char-shading-value="0" style:font-size-asian="11pt" style:font-weight-asian="normal" style:font-size-complex="11pt" style:font-weight-complex="normal"/>
    </style:style>
    <style:style style:name="T32" style:family="text">
      <style:text-properties fo:color="#000000" fo:font-size="11pt" style:text-underline-style="none" fo:font-weight="bold" fo:background-color="transparent" loext:char-shading-value="0" style:font-size-asian="11pt" style:font-weight-asian="bold" style:font-size-complex="11pt" style:font-weight-complex="bold"/>
    </style:style>
    <style:style style:name="T33" style:family="text">
      <style:text-properties fo:color="#000000" fo:font-size="11pt" fo:font-weight="normal" officeooo:rsid="0006586a" style:font-size-asian="11pt" style:font-weight-asian="normal" style:font-size-complex="11pt" style:font-weight-complex="normal"/>
    </style:style>
    <style:style style:name="T34" style:family="text">
      <style:text-properties fo:color="#000000" fo:font-size="11pt" style:text-underline-style="solid" style:text-underline-width="auto" style:text-underline-color="font-color" fo:font-weight="normal" officeooo:rsid="0006586a" style:font-size-asian="11pt" style:font-weight-asian="normal" style:font-size-complex="11pt" style:font-weight-complex="normal"/>
    </style:style>
    <style:style style:name="T35" style:family="text">
      <style:text-properties fo:color="#000000" fo:font-size="11pt" officeooo:rsid="0006586a" style:font-size-asian="11pt" style:font-size-complex="11pt"/>
    </style:style>
    <style:style style:name="T36" style:family="text">
      <style:text-properties fo:color="#000000" fo:font-style="normal" style:text-underline-style="none" fo:font-weight="normal" officeooo:rsid="0006586a" fo:background-color="transparent" loext:char-shading-value="0" style:font-style-asian="normal" style:font-weight-asian="normal" style:font-style-complex="normal" style:font-weight-complex="normal"/>
    </style:style>
    <style:style style:name="T37" style:family="text">
      <style:text-properties fo:color="#000000" fo:font-style="normal" style:text-underline-style="none" fo:font-weight="normal" officeooo:rsid="000d2597" fo:background-color="transparent" loext:char-shading-value="0" style:font-style-asian="normal" style:font-weight-asian="normal" style:font-style-complex="normal" style:font-weight-complex="normal"/>
    </style:style>
    <style:style style:name="T38" style:family="text">
      <style:text-properties fo:color="#000000" fo:font-style="normal" style:text-underline-style="none" fo:font-weight="normal" officeooo:rsid="000f96b8" fo:background-color="transparent" loext:char-shading-value="0" style:font-style-asian="normal" style:font-weight-asian="normal" style:font-style-complex="normal" style:font-weight-complex="normal"/>
    </style:style>
    <style:style style:name="T39" style:family="text">
      <style:text-properties fo:color="#000000" fo:font-style="normal" style:text-underline-style="none" fo:font-weight="normal" officeooo:rsid="0006586a" style:font-style-asian="normal" style:font-weight-asian="normal" style:font-style-complex="normal" style:font-weight-complex="normal"/>
    </style:style>
    <style:style style:name="T40" style:family="text">
      <style:text-properties fo:color="#000000" fo:font-style="normal" style:text-underline-style="none" fo:font-weight="bold" officeooo:rsid="000d2597" fo:background-color="transparent" loext:char-shading-value="0" style:font-style-asian="normal" style:font-weight-asian="bold" style:font-style-complex="normal" style:font-weight-complex="bold"/>
    </style:style>
    <style:style style:name="T41" style:family="text">
      <style:text-properties fo:color="#000000" fo:font-style="normal" style:text-underline-style="none" fo:font-weight="bold" officeooo:rsid="0006586a" style:font-style-asian="normal" style:font-weight-asian="bold" style:font-style-complex="normal" style:font-weight-complex="bold"/>
    </style:style>
    <style:style style:name="T42" style:family="text">
      <style:text-properties fo:color="#000000" fo:font-style="normal" style:text-underline-style="none" officeooo:rsid="000d2597" fo:background-color="transparent" loext:char-shading-value="0" style:font-style-asian="normal" style:font-style-complex="normal"/>
    </style:style>
    <style:style style:name="T43" style:family="text">
      <style:text-properties fo:color="#000000" fo:font-style="normal" style:text-underline-style="none" officeooo:rsid="000d2597" style:font-style-asian="normal" style:font-style-complex="normal"/>
    </style:style>
    <style:style style:name="T44" style:family="text">
      <style:text-properties fo:color="#000000" fo:font-style="italic" style:text-underline-style="none" fo:font-weight="normal" officeooo:rsid="0006586a" fo:background-color="transparent" loext:char-shading-value="0" style:font-style-asian="italic" style:font-weight-asian="normal" style:font-style-complex="italic" style:font-weight-complex="normal"/>
    </style:style>
    <style:style style:name="T45" style:family="text">
      <style:text-properties fo:color="#000000" style:text-underline-style="none" fo:font-weight="normal" officeooo:rsid="0006586a" fo:background-color="transparent" loext:char-shading-value="0" style:font-weight-asian="normal" style:font-weight-complex="normal"/>
    </style:style>
    <style:style style:name="T46" style:family="text">
      <style:text-properties fo:color="#000000" style:text-underline-style="none" fo:font-weight="bold" officeooo:rsid="0006586a" fo:background-color="transparent" loext:char-shading-value="0" style:font-weight-asian="bold" style:font-weight-complex="bold"/>
    </style:style>
    <style:style style:name="T47" style:family="text">
      <style:text-properties fo:color="#000000" style:text-underline-style="solid" style:text-underline-width="auto" style:text-underline-color="font-color" fo:font-weight="bold" officeooo:rsid="0006586a" fo:background-color="transparent" loext:char-shading-value="0" style:font-weight-asian="bold" style:font-weight-complex="bold"/>
    </style:style>
    <style:style style:name="T48" style:family="text">
      <style:text-properties fo:color="#000000" style:text-underline-style="solid" style:text-underline-width="auto" style:text-underline-color="font-color" fo:font-weight="normal" officeooo:rsid="0006586a" fo:background-color="#e8f2a1" loext:char-shading-value="0" style:font-weight-asian="normal" style:font-weight-complex="normal"/>
    </style:style>
    <style:style style:name="T49" style:family="text">
      <style:text-properties fo:color="#000000" fo:font-weight="normal" officeooo:rsid="0006586a" style:font-weight-asian="normal" style:font-weight-complex="normal"/>
    </style:style>
    <style:style style:name="T50" style:family="text">
      <style:text-properties fo:color="#000000" officeooo:rsid="0006586a"/>
    </style:style>
    <style:style style:name="T51" style:family="text">
      <style:text-properties fo:color="#000000" officeooo:rsid="000d2597"/>
    </style:style>
    <style:style style:name="T52" style:family="text">
      <style:text-properties fo:color="#000000" fo:font-size="10.5pt" fo:font-style="normal" style:text-underline-style="none" fo:font-weight="normal" officeooo:rsid="000d2597" fo:background-color="transparent" loext:char-shading-value="0" style:font-size-asian="10.5pt" style:font-style-asian="normal" style:font-weight-asian="normal" style:font-size-complex="10.5pt" style:font-style-complex="normal" style:font-weight-complex="normal"/>
    </style:style>
    <style:style style:name="T53" style:family="text">
      <style:text-properties fo:color="#000000" fo:font-size="10.5pt" fo:font-style="normal" style:text-underline-style="none" fo:font-weight="normal" officeooo:rsid="001a90b0" fo:background-color="transparent" loext:char-shading-value="0" style:font-size-asian="10.5pt" style:font-style-asian="normal" style:font-weight-asian="normal" style:font-size-complex="10.5pt" style:font-style-complex="normal" style:font-weight-complex="normal"/>
    </style:style>
    <style:style style:name="T54" style:family="text">
      <style:text-properties fo:color="#000000" fo:font-size="10.5pt" fo:font-style="normal" style:text-underline-style="none" fo:font-weight="normal" officeooo:rsid="001535de" style:font-size-asian="10.5pt" style:font-style-asian="normal" style:font-weight-asian="normal" style:font-size-complex="10.5pt" style:font-style-complex="normal" style:font-weight-complex="normal"/>
    </style:style>
    <style:style style:name="T55" style:family="text">
      <style:text-properties fo:color="#000000" fo:font-size="10.5pt" fo:font-style="normal" style:text-underline-style="none" fo:font-weight="bold" officeooo:rsid="000d2597" fo:background-color="transparent" loext:char-shading-value="0" style:font-size-asian="10.5pt" style:font-style-asian="normal" style:font-weight-asian="bold" style:font-size-complex="10.5pt" style:font-style-complex="normal" style:font-weight-complex="bold"/>
    </style:style>
    <style:style style:name="T56" style:family="text">
      <style:text-properties fo:color="#000000" fo:font-size="10.5pt" fo:font-style="normal" style:text-underline-style="none" fo:font-weight="bold" officeooo:rsid="001535de" fo:background-color="transparent" loext:char-shading-value="0" style:font-size-asian="10.5pt" style:font-style-asian="normal" style:font-weight-asian="bold" style:font-size-complex="10.5pt" style:font-style-complex="normal" style:font-weight-complex="bold"/>
    </style:style>
    <style:style style:name="T57" style:family="text">
      <style:text-properties fo:color="#000000" fo:font-size="10.5pt" fo:font-style="normal" style:text-underline-style="none" fo:font-weight="bold" officeooo:rsid="000d2597" style:font-size-asian="10.5pt" style:font-style-asian="normal" style:font-weight-asian="bold" style:font-size-complex="10.5pt" style:font-style-complex="normal" style:font-weight-complex="bold"/>
    </style:style>
    <style:style style:name="T58" style:family="text">
      <style:text-properties fo:color="#000000" fo:font-size="10.5pt" fo:font-style="normal" style:text-underline-style="none" fo:font-weight="bold" officeooo:rsid="001535de" style:font-size-asian="10.5pt" style:font-style-asian="normal" style:font-weight-asian="bold" style:font-size-complex="10.5pt" style:font-style-complex="normal" style:font-weight-complex="bold"/>
    </style:style>
    <style:style style:name="T59" style:family="text">
      <style:text-properties fo:color="#000000" fo:font-size="10.5pt" fo:font-style="normal" style:text-underline-style="none" fo:font-weight="bold" officeooo:rsid="001535de" fo:background-color="#f7d1d5" loext:char-shading-value="0" style:font-size-asian="10.5pt" style:font-style-asian="normal" style:font-weight-asian="bold" style:font-size-complex="10.5pt" style:font-style-complex="normal" style:font-weight-complex="bold"/>
    </style:style>
    <style:style style:name="T60" style:family="text">
      <style:text-properties fo:color="#000000" fo:font-size="10.5pt" fo:font-style="normal" style:text-underline-style="none" officeooo:rsid="000d2597" fo:background-color="transparent" loext:char-shading-value="0" style:font-size-asian="10.5pt" style:font-style-asian="normal" style:font-size-complex="10.5pt" style:font-style-complex="normal"/>
    </style:style>
    <style:style style:name="T61" style:family="text">
      <style:text-properties fo:color="#000000" fo:font-size="10.5pt" fo:font-style="normal" style:text-underline-style="none" officeooo:rsid="000f96b8" fo:background-color="transparent" loext:char-shading-value="0" style:font-size-asian="10.5pt" style:font-style-asian="normal" style:font-size-complex="10.5pt" style:font-style-complex="normal"/>
    </style:style>
    <style:style style:name="T62" style:family="text">
      <style:text-properties fo:color="#000000" fo:font-size="10.5pt" fo:font-style="normal" style:text-underline-style="none" officeooo:rsid="000d2597" style:font-size-asian="10.5pt" style:font-style-asian="normal" style:font-size-complex="10.5pt" style:font-style-complex="normal"/>
    </style:style>
    <style:style style:name="T63" style:family="text">
      <style:text-properties fo:color="#000000" fo:font-size="10.5pt" fo:font-style="normal" style:text-underline-style="none" officeooo:rsid="001535de" style:font-size-asian="10.5pt" style:font-style-asian="normal" style:font-size-complex="10.5pt" style:font-style-complex="normal"/>
    </style:style>
    <style:style style:name="T64" style:family="text">
      <style:text-properties fo:color="#000000" fo:font-size="10.5pt" fo:font-style="normal" style:text-underline-style="solid" style:text-underline-width="auto" style:text-underline-color="font-color" fo:font-weight="normal" officeooo:rsid="000d2597" fo:background-color="transparent" loext:char-shading-value="0" style:font-size-asian="10.5pt" style:font-style-asian="normal" style:font-weight-asian="normal" style:font-size-complex="10.5pt" style:font-style-complex="normal" style:font-weight-complex="normal"/>
    </style:style>
    <style:style style:name="T65" style:family="text">
      <style:text-properties fo:color="#000000" fo:font-size="10.5pt" fo:font-style="normal" officeooo:rsid="000d2597" fo:background-color="transparent" loext:char-shading-value="0" style:font-size-asian="10.5pt" style:font-style-asian="normal" style:font-size-complex="10.5pt" style:font-style-complex="normal"/>
    </style:style>
    <style:style style:name="T66" style:family="text">
      <style:text-properties fo:color="#000000" fo:font-size="10.5pt" fo:font-style="normal" fo:font-weight="normal" officeooo:rsid="000d2597" fo:background-color="transparent" loext:char-shading-value="0" style:font-size-asian="10.5pt" style:font-style-asian="normal" style:font-weight-asian="normal" style:font-size-complex="10.5pt" style:font-style-complex="normal" style:font-weight-complex="normal"/>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fo:font-size="10.5pt" style:font-size-asian="10.5pt" style:font-size-complex="10.5pt"/>
    </style:style>
    <style:style style:name="T70" style:family="text">
      <style:text-properties fo:font-size="10.5pt" officeooo:rsid="001a90b0" style:font-size-asian="10.5pt" style:font-size-complex="10.5pt"/>
    </style:style>
    <style:style style:name="T71" style:family="text">
      <style:text-properties fo:font-size="10.5pt" fo:font-weight="normal" officeooo:rsid="001a90b0" style:font-size-asian="10.5pt" style:font-weight-asian="normal" style:font-size-complex="10.5pt" style:font-weight-complex="normal"/>
    </style:style>
    <style:style style:name="T72" style:family="text">
      <style:text-properties fo:font-size="10.5pt" fo:font-weight="bold" style:font-size-asian="10.5pt" style:font-weight-asian="bold" style:font-size-complex="10.5pt" style:font-weight-complex="bold"/>
    </style:style>
    <style:style style:name="T73" style:family="text">
      <style:text-properties fo:font-size="10.5pt" fo:font-weight="bold" officeooo:rsid="001a90b0" style:font-size-asian="10.5pt" style:font-weight-asian="bold" style:font-size-complex="10.5pt" style:font-weight-complex="bold"/>
    </style:style>
    <style:style style:name="T74" style:family="text">
      <style:text-properties fo:font-size="10.5pt" fo:font-weight="bold" fo:background-color="#f7d1d5" loext:char-shading-value="0" style:font-size-asian="10.5pt" style:font-weight-asian="bold" style:font-size-complex="10.5pt" style:font-weight-complex="bold"/>
    </style:style>
    <style:style style:name="T75" style:family="text">
      <style:text-properties fo:font-size="10.5pt" fo:font-weight="bold" officeooo:rsid="001a90b0" fo:background-color="#f7d1d5" loext:char-shading-value="0" style:font-size-asian="10.5pt" style:font-weight-asian="bold" style:font-size-complex="10.5pt" style:font-weight-complex="bold"/>
    </style:style>
    <style:style style:name="T76" style:family="text">
      <style:text-properties fo:font-size="10.5pt" style:text-underline-style="solid" style:text-underline-width="auto" style:text-underline-color="font-color" officeooo:rsid="001a90b0" style:font-size-asian="10.5pt" style:font-size-complex="10.5pt"/>
    </style:style>
    <style:style style:name="T77" style:family="text">
      <style:text-properties fo:color="#202122" style:font-name="sans-serif" fo:font-size="10.5pt" fo:letter-spacing="normal" fo:font-style="italic" style:text-underline-style="none" fo:font-weight="normal" officeooo:rsid="000d2597" fo:background-color="transparent" loext:char-shading-value="0" style:font-size-asian="10.5pt" style:font-style-asian="normal" style:font-size-complex="10.5pt" style:font-style-complex="normal"/>
    </style:style>
    <style:style style:name="T78" style:family="text">
      <style:text-properties fo:font-variant="normal" fo:text-transform="none" fo:color="#202122" style:font-name="sans-serif" fo:font-size="10.5pt" fo:letter-spacing="normal" fo:font-style="normal" style:text-underline-style="none" fo:font-weight="normal" officeooo:rsid="000d2597" fo:background-color="transparent" loext:char-shading-value="0" style:font-size-asian="10.5pt" style:font-style-asian="normal" style:font-size-complex="10.5pt" style:font-style-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ffff6d" style:background-transparency="0%" draw:fill="solid" draw:fill-color="#ffff6d" draw:opacity="100%"/>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a6" style:background-transparency="0%" draw:fill="solid" draw:fill-color="#ffffa6" dra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2.1 </text:span>Modele cyklu życia oprogramowania :</text:p>
      <text:p text:style-name="P1"/>
      <text:p text:style-name="P3"><text:span text:style-name="T2">Istnieje wiele różnych modeli cyklu życia oprogramowania, a każdy z nich wymaga innego podejścia do testowania. </text:span>M<text:span text:style-name="T1">CŻ </text:span>oprogramowania <text:span text:style-name="T3">opisuje rodzaje czynności wykonywanych na poszczególnych etapach projektu wytwarzania oprogramowania oraz powiązania logiczne i chronologiczne między tymi czynnościami. </text:span></text:p>
      <text:p text:style-name="P2"/>
      <text:p text:style-name="P85">2.1.1. Wytwarzanie oprogramowania a testowanie oprogramowania :</text:p>
      <text:p text:style-name="P6">Poniżej wymieniono kilka zasad dobrych praktyk testowania, które dotyczą każdego modelu cyklu życia oprogramowania: </text:p>
      <text:p text:style-name="P6">• dla każdej czynności związanej z wytwarzaniem oprogramowania istnieje odpowiadająca jej czynność testowa; </text:p>
      <text:p text:style-name="P6">• każdy poziom testów ma przypisane cele odpowiednie do tego poziomu; </text:p>
      <text:p text:style-name="P6">• analizę i projektowanie testów na potrzeby danego poziomu testów należy rozpocząć podczas wykonywania odpowiadającej danemu poziomowi czynności związanej z wytwarzaniem oprogramowania; </text:p>
      <text:p text:style-name="P6">• testerzy powinni uczestniczyć w dyskusjach dotyczących definiowania i doprecyzowywania wymagań i założeń projektu oraz w przeglądach produktów pracy (np. wymagań, założeń projektu czy też historyjek użytkownika) natychmiast po udostępnieniu wersji roboczych odpowiednich dokumentów. </text:p>
      <text:p text:style-name="P6"/>
      <text:p text:style-name="P8">Bez względu na wybrany model cyklu życia oprogramowania czynności testowe powinny rozpocząć się w początkowym etapie tego cyklu zgodnie z zasadą wczesnego testowania. </text:p>
      <text:p text:style-name="P8"/>
      <text:p text:style-name="P7">W niniejszym sylabusie modele cyklu życia oprogramowania podzielono na następujące kategorie: </text:p>
      <text:p text:style-name="P7">• <text:span text:style-name="T3">sekwencyjne</text:span> <text:span text:style-name="T3">modele</text:span> wytwarzania oprogramowania; </text:p>
      <text:p text:style-name="P7">• <text:span text:style-name="T3">iteracyjne i przyrostowe</text:span> <text:span text:style-name="T3">modele </text:span>wytwarzania oprogramowania. </text:p>
      <text:p text:style-name="P7"/>
      <text:list xml:id="list927948961" text:style-name="L1">
        <text:list-item>
          <text:p text:style-name="P99"><text:span text:style-name="T6">Sekwencyjny model wytwarzania oprogramowania opisuje proces wytwarzania oprogramowania jako </text:span><text:span text:style-name="T13">liniowy przepływ czynności następujących kolejno po sobie</text:span><text:span text:style-name="T6">. </text:span><text:span text:style-name="T26">Oznacza to, że każda faza tego procesu powinna rozpoczynać się po zakończeniu fazy poprzedniej. </text:span></text:p>
        </text:list-item>
        <text:list-item>
          <text:p text:style-name="P99"><text:span text:style-name="T6">W modelu kaskadowym (</text:span><text:span text:style-name="T12">ang. waterfall</text:span><text:span text:style-name="T6">) czynności związane z wytwarzaniem oprogramowania (takie jak: analiza wymagań, projektowanie, tworzenie kodu czy </text:span><text:span text:style-name="T7">testowanie) </text:span><text:span text:style-name="T9">wykonuje się jedna po drugie</text:span><text:span text:style-name="T6">j. Zgodnie z założeniami tego modelu czynności testowe występują dopiero wtedy, gdy wszystkie inne czynności wytwórcze zostaną ukończone. </text:span></text:p>
        </text:list-item>
      </text:list>
      <text:p text:style-name="P7"/>
      <text:list xml:id="list142941829955286" text:continue-numbering="true" text:style-name="L1">
        <text:list-item>
          <text:p text:style-name="P99"><text:span text:style-name="T6">W przeciwieństwie do modelu kaskadowego</text:span><text:span text:style-name="T8"> </text:span><text:span text:style-name="T14">model V zakłada integrację procesu testowania z całym procesem wytwarzania oprogramowania, a tym samym wprowadza w życie zasadę wczesnego testowania.</text:span><text:span text:style-name="T8"> </text:span><text:span text:style-name="T6">Ponadto model V obejmuje poziomy testowania powiązane z poszczególnymi, odpowiadającymi im, fazami wytwarzania oprogramowania, co dodatkowo sprzyja wczesnemu testowaniu (patrz podrozdział 2.2.). W tym modelu wykonanie testów powiązanych ze wszystkimi </text:span><text:soft-page-break/><text:span text:style-name="T15">poziomami testów następuje sekwencyjnie, jednak w niektórych przypadkach może następować nachodzenie faz na siebie nawzajem</text:span>. </text:p>
        </text:list-item>
      </text:list>
      <text:p text:style-name="P15"/>
      <text:list xml:id="list142940923178552" text:continue-numbering="true" text:style-name="L1">
        <text:list-item>
          <text:p text:style-name="P99"><text:span text:style-name="T17">Przyrostowe wytwarzanie oprogramowania to proces polegający na określaniu wymagań oraz projektowaniu, budowaniu i testowaniu systemu częściami, co oznacza, że funkcjonalność oprogramowania rośnie przyrostowo.</text:span><text:span text:style-name="T19"> </text:span><text:span text:style-name="T15">Wielkość poszczególnych przyrostów funkcjonalności zależy od konkretnego modelu cyklu życia: niektóre modele przewidują podział na większe fragmenty, a inne — na mniejsze. Jednorazowy przyrost funkcjonalności </text:span><text:span text:style-name="T20">może ograniczać się nawet do wprowadzenia pojedynczej zmiany na ekranie interfejsu użytkownika lub nowej opcji zapytania. </text:span></text:p>
          <text:p text:style-name="P103"/>
        </text:list-item>
        <text:list-item>
          <text:p text:style-name="P99"><text:span text:style-name="T21">Wytwarzanie iteracyjne polega na specyfikowaniu, projektowaniu, budowaniu i testowaniu wspólnie grup funkcjonalności w serii cykli, </text:span><text:span text:style-name="T22">często o określonym czasie trwania</text:span><text:span text:style-name="T21">. </text:span><text:span text:style-name="T23">Każda iteracja dostarcza działające oprogramowanie, które stanowi rosnący podzbiór całkowitego zbioru funkcjonalności aż do momentu, w którym końcowa wersja oprogramowania zostanie dostarczona lub</text:span><text:span text:style-name="T24"> </text:span><text:span text:style-name="T23">wytwarzanie zostanie zatrzymane. </text:span></text:p>
          <text:p text:style-name="P104"><draw:frame draw:style-name="fr1" draw:name="Ramka1" text:anchor-type="paragraph" svg:x="-0.24cm" svg:y="0.972cm" svg:width="18.415cm" draw:z-index="0"><draw:text-box fo:min-height="1.907cm"><text:p text:style-name="P9">W przeciwieństwie do modeli sekwencyjnych, w modelach iteracyjno-przyrostowych działające oprogramowanie może być dostarczone już w ciągu tygodni, a nawet dni, jednak na spełnienie wszystkich wymagań potrzeba miesięcy, a nawet lat. </text:p></draw:text-box></draw:frame></text:p>
        </text:list-item>
      </text:list>
      <text:p text:style-name="P9"/>
      <text:p text:style-name="P12"/>
      <text:p text:style-name="P78">2.1.2. Modele cyklu życia oprogramowania w kontekście :</text:p>
      <text:p text:style-name="P77"/>
      <text:p text:style-name="P13">Modele cyklu życia oprogramowania należy dobierać i dopasowywać do kontekstu wynikającego z charakterystyki projektu i produktu. </text:p>
      <text:p text:style-name="P13"/>
      <text:p text:style-name="P11"><text:span text:style-name="T3">Różne modele cyklu życia oprogramowania można łączyć ze sobą</text:span>. <text:span text:style-name="T25">Przykładem może być zastosowanie modelu V do wytwarzania i testowania systemów back-endowych i ich integracji oraz modelu zwinnego do wytwarzania i testowania interfejsu użytkownika i funkcjonalności dostępnej dla użytkowników</text:span>. Innym wariantem łączenia różnych modeli jest zastosowanie prototypowania na wczesnym etapie projektu, a następnie zastąpienie go modelem przyrostowym po zakończeniu fazy eksperymentalnej. </text:p>
      <text:p text:style-name="P19">W przypadku systemów związanych z Internetem rzeczy (ang. Internet of Things — IoT), które składają się z wielu różnych obiektów takich jak: urządzenia, produkty i usługi, w odniesieniu do poszczególnych obiektów stosuje się zwykle oddzielne modele cyklu życia wytwarzania oprogramowania. ???</text:p>
      <text:p text:style-name="P20"><text:soft-page-break/>Poniżej podano powody, dla których modele rozwoju oprogramowania muszą być dostosowane do kontekstu projektu i charakterystyki produktu: </text:p>
      <text:list xml:id="list4086346728" text:style-name="L2">
        <text:list-item>
          <text:p text:style-name="P100"><text:span text:style-name="T31">różnica w ryzykach produktowych systemów (</text:span><text:span text:style-name="T32">projekt złożony lub prosty</text:span><text:span text:style-name="T31">) </text:span></text:p>
        </text:list-item>
        <text:list-item>
          <text:p text:style-name="P100"><text:span text:style-name="T31">wiele jednostek biznesowych może być częścią projektu lub programu (</text:span><text:span text:style-name="T32">połączenie rozwoju sekwencyjnego i zwinnego</text:span><text:span text:style-name="T31">); </text:span></text:p>
        </text:list-item>
        <text:list-item>
          <text:p text:style-name="P100"><text:span text:style-name="T31">krótki czas na dostarczenie produktu na rynek (</text:span><text:span text:style-name="T32">łączenie poziomów testów i/lub integracja typów testów na poziomach testowych</text:span><text:span text:style-name="T31">). </text:span></text:p>
        </text:list-item>
      </text:list>
      <text:p text:style-name="P20"/>
      <text:p text:style-name="P56">2.2 Poziomy testów:</text:p>
      <text:p text:style-name="P24">Poziomy testów to grupy czynności testowych, które organizuje się i którymi zarządza się wspólnie. </text:p>
      <text:p text:style-name="P24"/>
      <text:p text:style-name="P25">Poziomy testów opisane w niniejszym sylabusie to: </text:p>
      <text:p text:style-name="P21">• testowanie modułowe; </text:p>
      <text:p text:style-name="P21">• testowanie integracyjne; </text:p>
      <text:p text:style-name="P21">• testowanie systemowe; </text:p>
      <text:p text:style-name="P21">• testowanie akceptacyjne. </text:p>
      <text:p text:style-name="P21"/>
      <text:p text:style-name="P26">Każdy poziom testów charakteryzują następujące atrybuty: </text:p>
      <text:p text:style-name="P22">• cele szczegółowe; </text:p>
      <text:p text:style-name="P22">• podstawa testów (do której należy odwoływać się przy wyprowadzaniu przypadków testowych); </text:p>
      <text:p text:style-name="P22">• przedmiot testów (czyli to, co jest testowane); </text:p>
      <text:p text:style-name="P22">• typowe defekty i awarie; </text:p>
      <text:p text:style-name="P22">• konkretne podejścia i odpowiedzialnośc </text:p>
      <text:p text:style-name="P22"/>
      <text:p text:style-name="P27"><text:span text:style-name="T67">Każdy poziom testów wymaga odpowiedniego środowiska testowego, </text:span><text:span text:style-name="T68">np. do testowania akceptacyjnego idealnie nadaje się środowisko testowe podobne do środowiska produkcyjneg</text:span><text:span text:style-name="T67">o, a podczas testowania modułowego programiści zwykle korzystają z własnego środowiska rozwojowego. </text:span></text:p>
      <text:p text:style-name="P28"/>
      <text:p text:style-name="P54">2.2.1. Testowanie modułowe :</text:p>
      <text:p text:style-name="P31"><text:span text:style-name="T67">Testowanie modułowe (z</text:span><text:span text:style-name="T68">wane także testowaniem jednostkowym, testowaniem komponentów lub testowaniem programu</text:span><text:span text:style-name="T67">) skupia się na modułach, które można przetestować oddzielnie. </text:span></text:p>
      <text:p text:style-name="P46">Cele tego typu testowania to między innymi: </text:p>
      <text:list xml:id="list3698036399" text:style-name="L3">
        <text:list-item>
          <text:p text:style-name="P106">budowanie zaufania do jakości modułu; </text:p>
        </text:list-item>
        <text:list-item>
          <text:p text:style-name="P106">wykrywanie defektów w module; </text:p>
        </text:list-item>
        <text:list-item>
          <text:p text:style-name="P108">zapobieganie przedostawaniu się defektów na wyższe poziomy testowania. </text:p>
        </text:list-item>
      </text:list>
      <text:p text:style-name="P36"><draw:frame draw:style-name="fr2" draw:name="Ramka2" text:anchor-type="paragraph" svg:x="1.108cm" svg:y="0.116cm" svg:width="16.431cm" draw:z-index="1"><draw:text-box fo:min-height="3.159cm"><text:list xml:id="list142942302436961" text:continue-numbering="true" text:style-name="L3"><text:list-header><text:p text:style-name="P106"><text:span text:style-name="T5">W niektórych przypadkach — zwłaszcza w przyrostowych i iteracyjnych modelach wytwarzania oprogramowania (np. modelu zwinnym), w których zmiany kodu mają charakter ciągły — automatyczne modułowe testy regresji są kluczowym elementem pozwalającym uzyskać pewność, że wprowadzone zmiany nie spowodowały nieprawidłowej pracy innych, istniejących i działających już modułów.</text:span> </text:p></text:list-header></text:list></draw:text-box></draw:frame><text:soft-page-break/></text:p>
      <text:p text:style-name="P36"/>
      <text:p text:style-name="P36"/>
      <text:p text:style-name="P36"/>
      <text:p text:style-name="P36"/>
      <text:p text:style-name="P36"/>
      <text:p text:style-name="P4"><text:span text:style-name="T36">Testy modułowe są często wykonywane w izolacji od reszty systemu. </text:span>Testowanie modułowe może obejmować funkcjonalność (np. poprawność obliczeń), parametry niefunkcjonalne (np. wycieki pamięci) oraz właściwości strukturalne (np. testowanie decyzji) </text:p>
      <text:p text:style-name="P32">Podstawa testów </text:p>
      <text:p text:style-name="P36">Przykładowe produkty pracy, które mogą być wykorzystywane jako podstawa testów w ramach testowania modułowego, to między innymi:</text:p>
      <text:p text:style-name="P36">• projekt szczegółowy; </text:p>
      <text:p text:style-name="P36">• kod; </text:p>
      <text:p text:style-name="P36">• model danych; </text:p>
      <text:p text:style-name="P36">• specyfikacje modułów. </text:p>
      <text:p text:style-name="P32">Przedmioty testów</text:p>
      <text:p text:style-name="P36">Do typowych przedmiotów testów dla testów modułowych zalicza się: </text:p>
      <text:p text:style-name="P36">• moduły, jednostki lub komponenty; </text:p>
      <text:p text:style-name="P36">• kod i struktury danych; </text:p>
      <text:p text:style-name="P36">• klasy; </text:p>
      <text:p text:style-name="P36">• moduły baz danych. </text:p>
      <text:p text:style-name="P32">Typowe defekty i awarie </text:p>
      <text:p text:style-name="P37">Przykładami typowych defektów i awarii wykrywanych w ramach testowania modułowego są: </text:p>
      <text:p text:style-name="P37">• niepoprawna funkcjonalność (np. niezgodna ze specyfikacją projektu); </text:p>
      <text:p text:style-name="P37">• problemy z przepływem danych; </text:p>
      <text:p text:style-name="P37">• niepoprawny kod i logika. </text:p>
      <text:p text:style-name="P37"/>
      <text:p text:style-name="P44">Defekty są zwykle usuwane natychmiast po wykryciu, często bez formalnego procesu zarządzania nimi. </text:p>
      <text:p text:style-name="P37"><text:span text:style-name="T25">Testowanie modułowe jest zwykle wykonywane przez programistę będącego autorem kodu, a przynajmniej wymaga dostępu do testowanego kodu.</text:span> W związku z tym programiści mogą naprzemiennie tworzyć moduły i wykrywać/usuwać defekty. <text:span text:style-name="T3">Programiści często piszą i wykonują testy po napisaniu kodu danego modułu.</text:span></text:p>
      <text:p text:style-name="P45"/>
      <text:p text:style-name="P37"><text:s/><text:span text:style-name="T4">Jednakże, w niektórych przypadkach — zwłaszcza w przypadku zwinnego wytwarzania oprogramowania — automatyczne przypadki testowe do testowania modułowego można również tworzyć przed napisaniem kodu aplikacji. </text:span></text:p>
      <text:p text:style-name="P50"><text:soft-page-break/>Warto w tym miejscu omówić przykład wytwarzania sterowanego testami (ang. Test Driven Development — TDD). Model ten ma charakter wysoce iteracyjny i opiera się na cyklach obejmujących tworzenie automatycznych przypadków testowych, budowanie i integrowanie niewielkich fragmentów kodu, wykonywanie testów modułowych, rozwiązywanie ewentualnych problemów oraz refaktoryzację kodu </text:p>
      <text:p text:style-name="P30"/>
      <text:p text:style-name="P53">2.2.2. Testowanie integracyjne :</text:p>
      <text:p text:style-name="P37">Testowanie integracyjne skupia się na <text:span text:style-name="T3">interakcjach między modułami lub systemami</text:span>. </text:p>
      <text:p text:style-name="P45">Cele testowania integracyjnego to: </text:p>
      <text:p text:style-name="P37">• zmniejszanie ryzyka; </text:p>
      <text:p text:style-name="P37">• <text:span text:style-name="T25">weryfikacja zgodności zachowań funkcjonalnych i niefunkcjonalnych z projektem i specyfikacjami; </text:span></text:p>
      <text:p text:style-name="P37">• budowanie zaufania do jakości interfejsów; </text:p>
      <text:p text:style-name="P37">• wykrywanie defektów (które mogą występować w samych interfejsach lub w modułach/systemach); </text:p>
      <text:p text:style-name="P37">• zapobieganie przedostawaniu się defektów na wyższe poziomy testowania </text:p>
      <text:p text:style-name="P57"/>
      <text:list xml:id="list1309676364" text:style-name="L4">
        <text:list-item>
          <text:p text:style-name="P107"><text:span text:style-name="T3">Testowanie integracji modułów skupia się na interakcjach i interfejsach między integrowanymi modułami.</text:span> Testy tego typu wykonuje się po zakończeniu testowania modułowego (zwykle są to testy automatyczne). W iteracyjnym i przyrostowym wytwarzaniu oprogramowania testy integracji modułów stanowią zwykle część procesu ciągłej integracji </text:p>
        </text:list-item>
      </text:list>
      <text:p text:style-name="P29"/>
      <text:list xml:id="list142941891953011" text:continue-numbering="true" text:style-name="L4">
        <text:list-item>
          <text:p text:style-name="P105"><text:span text:style-name="T46">Testowanie integracji systemów skupia się na interakcjach i interfejsach między systemami, pakietami i mikrousługami. </text:span><text:span text:style-name="T45">Testy tego typu mogą również obejmować interakcje z interfejsami dostarczanymi przez organizacje zewnętrzne (np. dostawców usług internetowych — ang. Web Services). W takim przypadku organizacja wytwarzająca oprogramowanie nie kontroluje interfejsów zewnętrznych, co może stwarzać wiele problemów w obszarze testowania (</text:span><text:span text:style-name="T44">związanych np. z usuwaniem defektów w kodzie tworzonym przez organizację zewnętrzną, </text:span><text:span text:style-name="T4">które blokują testowanie, bądź z przygotowywaniem środowisk testowych</text:span>). Testowanie integracji systemów może odbywać się po zakończeniu testowania systemowego lub równolegle do trwającego testowania systemowego (dotyczy to zarówno sekwencyjnego, jak i przyrostowego modelu wytwarzania oprogramowania). </text:p>
          <text:p text:style-name="P105"/>
        </text:list-item>
      </text:list>
      <text:p text:style-name="P33">Podstawa testów </text:p>
      <text:p text:style-name="P38">Przykładowe produkty pracy, które mogą być wykorzystywane jako podstawa testów w ramach testowania integracyjnego, to między innymi: </text:p>
      <text:p text:style-name="P38">• projekt oprogramowania i systemu; </text:p>
      <text:p text:style-name="P38">• diagramy sekwencji; </text:p>
      <text:p text:style-name="P38">• specyfikacje interfejsów i protokołów komunikacyjnych; </text:p>
      <text:p text:style-name="P38"><text:soft-page-break/>• przypadki użycia; </text:p>
      <text:p text:style-name="P38">• architektura na poziomie modułów i systemu; </text:p>
      <text:p text:style-name="P38">• przepływy pracy; </text:p>
      <text:p text:style-name="P38">• definicje interfejsów zewnętrznych. </text:p>
      <text:p text:style-name="P38"/>
      <text:p text:style-name="P10"><text:span text:style-name="T47">Przedmioty testów</text:span><text:span text:style-name="T45"> </text:span></text:p>
      <text:p text:style-name="P38">Do typowych przedmiotów testów zalicza się: </text:p>
      <text:p text:style-name="P38">• podsystemy; </text:p>
      <text:p text:style-name="P38">• bazy danych; </text:p>
      <text:p text:style-name="P38">• infrastrukturę; </text:p>
      <text:p text:style-name="P38">• interfejsy; </text:p>
      <text:p text:style-name="P38">• interfejsy programowania aplikacji (ang. Application Programming Interface — API); </text:p>
      <text:p text:style-name="P38">• mikrousługi. </text:p>
      <text:p text:style-name="P38"/>
      <text:p text:style-name="P10"><text:span text:style-name="T47">Typowe defekty i awarie</text:span><text:span text:style-name="T45"> </text:span></text:p>
      <text:p text:style-name="P47">Przykładami typowych defektów i awarii wykrywanych w ramach testowania integracji modułów są: </text:p>
      <text:p text:style-name="P38">• niepoprawne lub brakujące dane bądź niepoprawne kodowanie danych; </text:p>
      <text:p text:style-name="P38">• niepoprawne uszeregowanie lub niepoprawna synchronizacja wywołań interfejsów; </text:p>
      <text:p text:style-name="P38">• niezgodności interfejsów; </text:p>
      <text:p text:style-name="P38">• błędy komunikacji między modułami; </text:p>
      <text:p text:style-name="P38">• brak obsługi lub nieprawidłowa obsługa błędów komunikacji między modułami; </text:p>
      <text:p text:style-name="P38">• niepoprawne założenia dotyczące znaczenia, jednostek lub granic danych przesyłanych między modułami </text:p>
      <text:p text:style-name="P38"/>
      <text:p text:style-name="P47">Przykładami typowych defektów i awarii wykrywanych w ramach testowania integracji systemów są: </text:p>
      <text:p text:style-name="P23">• niespójne struktury komunikatów przesyłanych między systemami; </text:p>
      <text:p text:style-name="P23">• niepoprawne lub brakujące dane bądź niepoprawne kodowanie danych; </text:p>
      <text:p text:style-name="P23">• niezgodność interfejsów; </text:p>
      <text:p text:style-name="P23">• błędy komunikacji między systemami; </text:p>
      <text:p text:style-name="P23">• brak obsługi lub nieprawidłowa obsługa błędów komunikacji między systemami; </text:p>
      <text:p text:style-name="P23">• niepoprawne założenia dotyczące znaczenia, jednostek lub granic danych przesyłanych między systemami; </text:p>
      <text:p text:style-name="P23">• nieprzestrzeganie rygorystycznych, obowiązujących przepisów dotyczących zabezpieczeń </text:p>
      <text:p text:style-name="P38"/>
      <text:p text:style-name="P14"><text:span text:style-name="T39">Testowanie integracji modułów i testowanie integracji systemów </text:span><text:span text:style-name="T41">powinno koncentrować się na samej</text:span><text:span text:style-name="T39"> </text:span><text:span text:style-name="T41">integracji.</text:span><text:span text:style-name="T39"> Przykładem takiego podejścia jest integrowanie modułu A z modułem B, podczas którego testy </text:span><text:span text:style-name="T41">powinny skupiać się na komunikacji między tymi modułami, a nie na funkcjonalności każdego z nich (funkcjonalności te powinny być przedmiotem testowania modułowego). </text:span></text:p>
      <text:p text:style-name="P38"><text:soft-page-break/>Na tym poziomie testów można przeprowadzać testy funkcjonalne, niefunkcjonalne i strukturalne. </text:p>
      <text:p text:style-name="P38"/>
      <text:p text:style-name="P14"><text:span text:style-name="T41">Testowanie integracji modułów jest często obowiązkiem programistów, natomiast za testowanie integracji systemów zwykle odpowiadają testerzy</text:span><text:span text:style-name="T39">. O ile jest to możliwe, testerzy wykonujący testowanie integracji systemów powinni znać architekturę systemu, a ich spostrzeżenia powinny być brane pod uwagę na etapie planowania integracji. </text:span></text:p>
      <text:p text:style-name="P38">Zaplanowanie testów integracyjnych i strategii integracji przed zbudowaniem modułów lub systemów umożliwia wytworzenie tych modułów lub systemów w sposób zapewniający maksymalną efektywność testowania.</text:p>
      <text:p text:style-name="P10"><text:span text:style-name="T45">Aby uprościć lokalizowanie defektów i umożliwić ich wczesne wykrywanie, </text:span><text:span text:style-name="T46">integrację należy przeprowadzać metodą przyrostową (np. niewielka liczba jednocześnie dodawanych modułów lub systemów</text:span><text:span text:style-name="T45">). Nie zaleca się integracji metodą „wielkiego wybuchu”, polegającej na zintegrowaniu wszystkich modułów lub systemów naraz. </text:span><text:span text:style-name="T48">W odpowiednim ukierunkowaniu testowania integracyjnego może również pomóc analiza ryzyka związanego z najbardziej złożonymi interfejsami.</text:span></text:p>
      <text:p text:style-name="P81"><draw:frame draw:style-name="fr2" draw:name="Ramka3" text:anchor-type="paragraph" svg:x="-0.374cm" svg:y="0.231cm" svg:width="18.547cm" draw:z-index="2"><draw:text-box fo:min-height="5.177cm"><text:p text:style-name="P96">Im szerszy jest zakres integracji, tym trudniej jest wskazać konkretny moduł lub system, w którym wystąpiły defekty, co może prowadzić do wzrostu ryzyka i wydłużenia czasu diagnozowania problemów. Jest to jeden z powodów, dla których powszechnie stosuje się metodę ciągłej integracji, polegającą na integrowaniu oprogramowania moduł po module (np. integracja funkcjonalna). Elementem ciągłej integracji jest często automatyczne testowanie regresji, które w miarę możliwości powinno odbywać się na wielu poziomach testów. </text:p></draw:text-box></draw:frame></text:p>
      <text:p text:style-name="P80"><text:span text:style-name="T50">2.2.3. Testowanie systemowe </text:span><text:span text:style-name="T49">:</text:span></text:p>
      <text:p text:style-name="P39">Testowanie systemowe skupia się na zachowaniu i możliwościach całego systemu lub produktu, często z uwzględnieniem całokształtu zadań, jakie może on wykonywać oraz zachowań niefunkcjonalnych, jakie można stwierdzić podczas wykonywania tych zadań. </text:p>
      <text:p text:style-name="P46">Cele testowania systemowego to między innymi: </text:p>
      <text:p text:style-name="P39">• zmniejszanie ryzyka; </text:p>
      <text:p text:style-name="P39">• werfikacja zgodności zachowań funkcjonalnych i niefunkcjonalnych systemu z projektem i specyfikacjami; </text:p>
      <text:p text:style-name="P39">• walidacja, czy system jest kompletny i działa zgodnie z oczekiwaniami; </text:p>
      <text:p text:style-name="P39">• budowanie zaufania do jakości systemu jako całości; </text:p>
      <text:p text:style-name="P39">• wykrywanie defektów; </text:p>
      <text:p text:style-name="P39">• zapobieganie przedostawaniu się defektów na wyższe poziomy testowania lub na produkcję </text:p>
      <text:p text:style-name="P79"><text:soft-page-break/><text:span text:style-name="T34">W przypadku niektórych systemów celem testowania może być również zweryfikowanie jakości danych.</text:span><text:span text:style-name="T33"> </text:span><text:span text:style-name="T35">Podobnie jak w przypadku testowania modułowego i testowania integracyjnego, automatyczne, systemowe testy regresji pozwalają uzyskać pewność, że wprowadzone zmiany nie spowodowały nieprawidłowego działania dotychczasowych funkcji lub całościowej funkcjonalności</text:span><text:span text:style-name="T33">. </text:span></text:p>
      <text:p text:style-name="P48"><draw:frame draw:style-name="fr2" draw:name="Ramka4" text:anchor-type="paragraph" svg:x="-0.136cm" svg:y="0.129cm" svg:width="17.701cm" draw:z-index="3"><draw:text-box fo:min-height="2.99cm"><text:p text:style-name="P52"><text:span text:style-name="T18">Często spotykanym rezultatem testowania systemowego są </text:span><text:span text:style-name="T16">dane i informacje, na podstawie których interesariusze podejmują decyzje o przekazaniu systemu do użycia w produkcji.</text:span><text:span text:style-name="T18"> Ponadto testowanie systemowe może być niezbędne do spełnienia wymagań wynikających z obowiązujących przepisów prawa lub norm/standardów.</text:span></text:p></draw:text-box></draw:frame>Środowisko testowe powinno w miarę możliwości odzwierciedlać specyfikę środowiska docelowego lub produkcyjnego. </text:p>
      <text:p text:style-name="P48"/>
      <text:p text:style-name="P34">Podstawa testów </text:p>
      <text:p text:style-name="P40">Przykładowe produkty pracy, które mogą być wykorzystywane jako podstawa testów w ramach testowania systemowego, to między innymi: </text:p>
      <text:p text:style-name="P40">• specyfikacje wymagań (funkcjonalnych i niefunkcjonalnych) dotyczących systemu i oprogramowania; </text:p>
      <text:p text:style-name="P40">• raporty z analizy ryzyka; </text:p>
      <text:p text:style-name="P40">• przypadki użycia; </text:p>
      <text:p text:style-name="P40">• opowieści i historyjki użytkownika; </text:p>
      <text:p text:style-name="P40">• modele zachowania systemu; </text:p>
      <text:p text:style-name="P40">• diagramy stanów; </text:p>
      <text:p text:style-name="P40">• instrukcje obsługi systemu i podręczniki użytkownika </text:p>
      <text:p text:style-name="P41"/>
      <text:p text:style-name="P35">Przedmioty testów </text:p>
      <text:p text:style-name="P42">Do typowych przedmiotów testów dla testów systemowych zalicza się: </text:p>
      <text:p text:style-name="P42">• aplikacje; </text:p>
      <text:p text:style-name="P42">• systemy łączące sprzęt i oprogramowanie; </text:p>
      <text:p text:style-name="P42">• systemy operacyjne; </text:p>
      <text:p text:style-name="P42">• system podlegający testowaniu; </text:p>
      <text:p text:style-name="P42">• konfiguracja i dane konfiguracyjne systemu. </text:p>
      <text:p text:style-name="P42"/>
      <text:p text:style-name="P35">Typowe defekty i awarie </text:p>
      <text:p text:style-name="P42">Przykładami typowych defektów i awarii wykrywanych w ramach testowania systemowego są: </text:p>
      <text:p text:style-name="P42">• niepoprawne obliczenia; </text:p>
      <text:p text:style-name="P42">• niepoprawne lub nieoczekiwane zachowania funkcjonalne lub niefunkcjonalne systemu; </text:p>
      <text:p text:style-name="P42"><text:soft-page-break/>• niepoprawne przepływy sterowania i/lub przepływy danych w systemie; </text:p>
      <text:p text:style-name="P42">• problemy z prawidłowym i kompletnym wykonywaniem całościowych zadań funkcjonalnych; </text:p>
      <text:p text:style-name="P42">• problemy z prawidłowym działaniem systemu w środowisku (środowiskach) testów systemowych; </text:p>
      <text:p text:style-name="P42">• niezgodność działania systemu z opisami zawartymi w instrukcji obsługi systemu i podręcznikach użytkownika. </text:p>
      <text:p text:style-name="P42"/>
      <text:p text:style-name="P5"><text:span text:style-name="T37">Testowanie systemowe powinno koncentrować się na kompleksowym zbadaniu zachowania systemu jako całości na poziomie zarówno funkcjonalnym, jak i niefunkcjonalnym. </text:span><text:span text:style-name="T51">W celu sprawdzenia, czy zachowanie funkcjonalne jest zgodne z opisem zawartym w regułach biznesowych, można wykorzystać np. tablicę decyzyjną. </text:span></text:p>
      <text:p text:style-name="P51"/>
      <text:p text:style-name="P58"><draw:frame draw:style-name="fr2" draw:name="Ramka5" text:anchor-type="paragraph" svg:x="-0.295cm" svg:y="0.326cm" svg:width="18.415cm" draw:z-index="4"><draw:text-box fo:min-height="6.059cm"><text:p text:style-name="P94"><text:span text:style-name="T37">Testowanie systemowe jest zwykle przeprowadzane przez niezależnych testerów. W dużej mierze polegają oni na specyfikacjach. Defekty w specyfikacjach (np. brakujące historyjki użytkownika lub niepoprawnie zdefiniowane wymagania biznesowe) mogą doprowadzić do nieporozumień lub sporów dotyczących oczekiwanego zachowania systemu. Wyniki testów mogą więc zostać zaklasyfikowane jako rezultaty fałszywie pozytywne lub fałszywie negatywne, a sugerowanie się nimi może spowodować odpowiednio stratę czasu lub spadek skuteczności wykrywania defektów. Między innymi dlatego (aby zmniejszyć częstość występowania powyższych sytuacji) należy zaangażować testerów w przeglądy, doprecyzowywanie historyjek użytkownika i inne czynności testowe o charakterze statycznym na jak najwcześniejszym etapie pra</text:span><text:span text:style-name="T38">c.</text:span></text:p></draw:text-box></draw:frame></text:p>
      <text:p text:style-name="P82"><text:span text:style-name="T43">2.2.4. Testowanie akceptacyjne </text:span><text:span text:style-name="T37">:</text:span></text:p>
      <text:p text:style-name="P43">Testowanie akceptacyjne — podobnie jak testowanie systemowe — skupia się zwykle na zachowaniu i możliwościach całego systemu lub produktu. </text:p>
      <text:p text:style-name="P43"/>
      <text:p text:style-name="P49">Cele testowania akceptacyjnego to najczęściej: </text:p>
      <text:p text:style-name="P43">• budowanie zaufania do systemu; </text:p>
      <text:p text:style-name="P43">• walidacja, czy system jest kompletny i czy będzie działał zgodnie z oczekiwaniami; </text:p>
      <text:p text:style-name="P43">• weryfikacja zgodności zachowania funkcjonalnego i niefunkcjonalnego systemu ze specyfikacją. </text:p>
      <text:p text:style-name="P43"><draw:frame draw:style-name="fr2" draw:name="Ramka6" text:anchor-type="paragraph" svg:x="-0.295cm" svg:y="0.037cm" svg:width="18.468cm" draw:z-index="5"><draw:text-box fo:min-height="4.313cm"><text:p text:style-name="P97">W wyniku testowania akceptacyjnego mogą powstawać informacje pozwalające ocenić gotowość systemu do wdrożenia i użytkowania przez klienta (użytkownika). Podczas testowania akceptacyjnego mogą też zostać wykryte defekty, ale ich wykrywanie często nie jest celem tego poziomu testów (w niektórych przypadkach znalezienie dużej liczby defektów na etapie testowania akceptacyjnego może być nawet uznawane za istotny czynnik ryzyka projektowego). Ponadto testowanie akceptacyjne może być niezbędne do spełnienia wymagań wynikających z obowiązujących przepisów prawa lub norm/standardów. </text:p></draw:text-box></draw:frame><text:soft-page-break/>Najczęściej występujące formy testowania akceptacyjnego to: </text:p>
      <text:p text:style-name="P43"/>
      <text:p text:style-name="P16"><text:span text:style-name="T27">•</text:span><text:span text:style-name="T30"> testowanie akceptacyjne przez użytkownika: </text:span><text:span text:style-name="T28">t</text:span><text:span text:style-name="T52">estowanie akceptacyjne systemu przez użytkownika odbywa się w (</text:span><text:span text:style-name="T55">symulowanym) środowisku produkcyjnym i skupia się zwykle na walidacji, czy system nadaje się do użytkowania przez przyszłych odbiorców</text:span><text:span text:style-name="T52">. Głównym celem jest tu zbudowanie pewności, że system umożliwi użytkownikom spełnienie ich potrzeb, postawionych przed nim wymagań i wykona proces biznesowy z minimalną liczbą problemów, minimalnymi kosztem i ryzykiem. </text:span></text:p>
      <text:p text:style-name="P59"/>
      <text:p text:style-name="P17"><text:span text:style-name="T27">• </text:span><text:span text:style-name="T30">produkcyjne testy akceptacyjne:</text:span><text:span text:style-name="T27"> </text:span><text:span text:style-name="T28">t</text:span><text:span text:style-name="T52">estow</text:span><text:span text:style-name="T60">anie akceptacyjne systemu przez operatorów lub administratorów odbywa się zwykle w (symulowanym) środowisku produkcyjnym </text:span><text:span text:style-name="T61">(testowanie mechanizmów tworzenia kopii zapasowych i odtwarzania danych; instalowanie, odinstalowywanie i aktualizowanie oprogramowania; usuwanie skutków awarii; zarządzanie użytkownikami; wykonywanie czynności pielęgnacyjnych; wykonywanie czynności związanych z ładowaniem i migracją danych; sprawdzanie, czy występują słabe punkty zabezpieczeń; wykonywanie testów wydajnościowych <text:s/>)</text:span></text:p>
      <text:p text:style-name="P65"/>
      <text:p text:style-name="P65"><draw:frame draw:style-name="fr3" draw:name="Ramka7" text:anchor-type="paragraph" svg:x="-0.162cm" svg:y="0.445cm" svg:width="18.124cm" draw:z-index="6"><draw:text-box fo:min-height="2.514cm"><text:p text:style-name="P92">Głównym celem produkcyjnych testów akceptacyjnych jest uzyskanie pewności, że operatorzy lub administratorzy systemu będą w stanie zapewnić użytkownikom prawidłową pracę systemu w środowisku produkcyjnym, nawet w wyjątkowych i trudnych warunkach. </text:p></draw:text-box></draw:frame></text:p>
      <text:p text:style-name="P16"><text:span text:style-name="T27">• </text:span><text:span text:style-name="T30">testowanie akceptacyjne zgodności z umową i zgodności z przepisami prawa: </text:span><text:span text:style-name="T29">t</text:span><text:span text:style-name="T52">estow</text:span><text:span text:style-name="T60">anie akceptacyjne zgodności z umową odbywa się </text:span><text:span text:style-name="T55">zgodnie z kryteriami akceptacji zapisanymi w umowie dotyczącej wytworzenia oprogramowania na zlecenie</text:span><text:span text:style-name="T60">. Powyższe kryteria akceptacji powinny zostać określone w momencie uzgadniania przez strony treści umowy. <text:s/></text:span></text:p>
      <text:p text:style-name="P87"><text:span text:style-name="T42">Testowanie akceptacyjne zgodności z przepisami prawa jest </text:span><text:span text:style-name="T40">wykonywane w kontekście obowiązujących aktów prawnych, takich jak: ustawy, rozporządzenia czy normy bezpieczeństwa.</text:span><text:span text:style-name="T42"> Podobnie jak w przypadku testowania akceptacyjnego zgodności z umową, tego rodzaju testowanie akceptacyjne często wykonują użytkownicy lub niezależni testerzy, a rezultaty mogą być obserwowane lub kontrolowane przez organy nadzoru </text:span></text:p>
      <text:p text:style-name="P66"><text:soft-page-break/></text:p>
      <text:p text:style-name="P102"><text:span text:style-name="T27">• </text:span><text:span text:style-name="T30">testowanie alfa i beta:</text:span><text:span text:style-name="T27"> </text:span><text:span text:style-name="T29">t</text:span><text:span text:style-name="T52">wórcy oprogr</text:span><text:span text:style-name="T60">amowania przeznaczonego do powszechnej sprzedaży (COTS-</text:span><text:span text:style-name="T77">Commercial off-the-shelf</text:span><text:span text:style-name="T60"> - </text:span><text:span text:style-name="T78">Oprogramowanie z półki</text:span><text:span text:style-name="T60"> ) często chcą uzyskać informacje zwrotne od potencjalnych lub obecnych klientów, zanim oprogramowanie trafi na rynek. Służą do tego testy alfa i beta. </text:span></text:p>
      <text:p text:style-name="P88"><text:span text:style-name="T42">Testowanie alfa jest wykonywane w siedzibie organizacji wytwarzającej oprogramowanie</text:span><text:span text:style-name="T37">, ale zamiast zespołu wytwórczego testy wykonują potencjalni lub obecni klienci, i/lub operatorzy bądź niezależni testerzy. Z kolei t</text:span><text:span text:style-name="T42">estowanie beta wykonują obecni lub potencjalni klienci we własnych lokalizacjach</text:span><text:span text:style-name="T37">. Testy beta mogą być, ale nie muszą, poprzedzone testami alfa. </text:span></text:p>
      <text:p text:style-name="P58"/>
      <text:p text:style-name="P73">Podstawa testów </text:p>
      <text:p text:style-name="P60">Przykładowe produkty pracy, które mogą być wykorzystywane jako podstawa testów w ramach dowolnego typu testowania akceptacyjnego, to między innymi: </text:p>
      <text:p text:style-name="P60">• procesy biznesowe; wymagania użytkowników lub wymagania biznesowe; </text:p>
      <text:p text:style-name="P60">• przepisy, umowy, normy i standardy; </text:p>
      <text:p text:style-name="P60">• przypadki użycia i/lub historyjki użytkownika; </text:p>
      <text:p text:style-name="P60">• wymagania systemowe; </text:p>
      <text:p text:style-name="P60">• dokumentacja systemu lub podręczniki dla użytkowników; </text:p>
      <text:p text:style-name="P60">• procedury instalacji; </text:p>
      <text:p text:style-name="P60">• raporty z analizy ryzyka. </text:p>
      <text:p text:style-name="P17"><text:span text:style-name="T64">Ponadto podstawę testów, z której wyprowadzane są przypadki testowe na potrzeby produkcyjnych testów akceptacyjnych, mogą stanowić następujące produkty pracy: </text:span><text:span text:style-name="T52">• procedury tworzenia kopii zapasowych i odtwarzania danych; • procedury usuwania skutków awarii; • wymagania niefunkcjonalne; • dokumentacja operacyjna; • instrukcje wdrażania i instalacji; • założenia wydajnościowe; • pakiety bazodanowe; • normy, standardy lub przepisy w dziedzinie zabezpieczeń. </text:span></text:p>
      <text:p text:style-name="P60"/>
      <text:p text:style-name="P74">Typowe przedmioty testów </text:p>
      <text:p text:style-name="P61">Do typowych przedmiotów testów dowolnego typu testów akceptacyjnych zalicza się: </text:p>
      <text:p text:style-name="P61">• system podlegający testowaniu; </text:p>
      <text:p text:style-name="P61">• konfiguracja i dane konfiguracyjne systemu; </text:p>
      <text:p text:style-name="P61">• procesy biznesowe wykonywane na całkowicie zintegrowanym systemie; </text:p>
      <text:p text:style-name="P61">• systemy rezerwowe i ośrodki zastępcze (ang. hot site) służące do testowania mechanizmów zapewnienia ciągłości biznesowej i usuwania skutków awarii;</text:p>
      <text:p text:style-name="P61"><text:s/>• procesy związane z użyciem produkcyjnym i utrzymaniem; </text:p>
      <text:p text:style-name="P61">• formularze; • raporty; </text:p>
      <text:p text:style-name="P61">• istniejące i skonwertowane dane produkcyjne. </text:p>
      <text:p text:style-name="P74"/>
      <text:p text:style-name="P74"/>
      <text:p text:style-name="P74"><text:soft-page-break/>Typowe defekty i awarie </text:p>
      <text:p text:style-name="P61">Przykładami typowych defektów wykrywanych w ramach różnych typów testowania akceptacyjnego są: </text:p>
      <text:p text:style-name="P61">• systemowe przepływy pracy niezgodne z wymaganiami biznesowymi lub wymaganiami użytkowników; </text:p>
      <text:p text:style-name="P61">• niepoprawnie zaimplementowane reguły biznesowe; </text:p>
      <text:p text:style-name="P61">• niespełnienie przez system wymagań umownych lub prawnych; </text:p>
      <text:p text:style-name="P61">• awarie niefunkcjonalne, takie jak słabe punkty zabezpieczeń, niedostateczna wydajność pod dużym obciążeniem bądź nieprawidłowe działanie na obsługiwanej platformie. </text:p>
      <text:p text:style-name="P61"/>
      <text:p text:style-name="P61"><draw:frame draw:style-name="fr3" draw:name="Ramka8" text:anchor-type="paragraph" svg:x="-0.48cm" svg:y="0.436cm" svg:width="18.6cm" draw:z-index="7"><draw:text-box fo:min-height="5.768cm"><text:p text:style-name="P98">Testowanie akceptacyjne często spoczywa na klientach, użytkownikach biznesowych, właścicielach produktów lub operatorach systemów, ale w proces ten mogą być również zaangażowani inni interesariusze. </text:p><text:p text:style-name="P98">Testowanie akceptacyjne zazwyczaj uznaje się za ostatni poziom sekwencyjnego modelu cyklu życia oprogramowania, ale może ono również odbywać się na innych jego etapach, np.:</text:p><text:p text:style-name="P98"><text:s/>• testowanie akceptacyjne oprogramowania „do powszechnej sprzedaży” może odbywać się podczas jego instalowania lub integrowania;</text:p><text:p text:style-name="P98"><text:s/>• testowanie akceptacyjne nowego udoskonalenia funkcjonalnego może mieć miejsce przed rozpoczęciem testowania systemowego. </text:p></draw:text-box></draw:frame></text:p>
      <text:p text:style-name="P83"><text:span text:style-name="T43">2.3. Typy testów </text:span><text:span text:style-name="T52">:</text:span></text:p>
      <text:p text:style-name="P61"/>
      <text:p text:style-name="P84"><text:span text:style-name="T52">Typ testów </text:span><text:span text:style-name="T60">to grupa dynamicznych czynności testowych wykonywanych z myślą o przetestowaniu określonych charakterystyk systemu/oprogramowania (lub jego części) zgodnie z określonymi celami testów</text:span><text:span text:style-name="T52">. </text:span></text:p>
      <text:p text:style-name="P62">Celem testów może być między innymi: </text:p>
      <text:p text:style-name="P62">• ocena funkcjonalnych charakterystyk jakościowych takich jak: kompletność, prawidłowość i adekwatność; </text:p>
      <text:p text:style-name="P62">• dokonanie oceny niefunkcjonalnych charakterystyk jakościowych, w tym parametrów takich jak: niezawodność, wydajność, bezpieczeństwo, kompatybilność czy też użyteczność; </text:p>
      <text:p text:style-name="P62">• ustalenie, czy struktura lub architektura modułu lub systemu jest poprawna, kompletna i zgodna ze specyfikacjami; </text:p>
      <text:p text:style-name="P62">• dokonanie oceny skutków zmian, np. potwierdzenie usunięcia defektów (testowanie potwierdzające) lub wyszukanie niezamierzonych zmian w sposobie działania wynikających z modyfikacji oprogramowania lub środowiska (testowanie regresji). </text:p>
      <text:p text:style-name="P62"/>
      <text:p text:style-name="P84"><text:span text:style-name="T62">2.3.1. Testowanie funkcjonalne </text:span><text:span text:style-name="T52">:</text:span></text:p>
      <text:p text:style-name="P18"><text:span text:style-name="T52">Testowanie funkcjonalne systemu polega na wykonaniu testów, które umożliwiają dokonanie oceny funkcji, jakie system ten powinien realizować. </text:span><text:span text:style-name="T55">Funkcje opisują to, „co” powinien robić dany system</text:span><text:span text:style-name="T52">. Testy funkcjonalne należy </text:span><text:soft-page-break/><text:span text:style-name="T52">wykonywać na wszystkich poziomach testów (np. testy dotyczące modułów mogą opierać się na specyfikacjach modułów).</text:span></text:p>
      <text:p text:style-name="P62"><draw:frame draw:style-name="fr2" draw:name="Ramka9" text:anchor-type="paragraph" svg:x="-0.268cm" svg:y="0.041cm" svg:width="18.468cm" draw:z-index="8"><draw:text-box fo:min-height="2.408cm"><text:p text:style-name="P91"><text:span text:style-name="T60">Testowanie funkcjonalne uwzględnia zachowanie oprogramowania, w związku z czym do wyprowadzania warunków testowych i przypadków testowych dotyczących funkcjonalności modułu lub systemu można używać</text:span><text:span text:style-name="T55"> technik czarnoskrzynkowych </text:span></text:p></draw:text-box></draw:frame>Staranność testowania funkcjonalnego można zmierzyć na podstawie pokrycia funkcjonalnego. Termin „pokrycie funkcjonalne” oznacza stopień, w jakim została przetestowana funkcjonalność, wyrażony jako procent elementów danego typu pokrytych przez testy.</text:p>
      <text:p text:style-name="P62"/>
      <text:p text:style-name="P75"><text:span text:style-name="T62">2.3.2. Testowanie niefunkcjonalne </text:span><text:span text:style-name="T52">:</text:span></text:p>
      <text:p text:style-name="P75"><text:span text:style-name="T52">Celem testowania niefunkcjonalnego jest </text:span><text:span text:style-name="T60">dokonanie oceny charakterystyk systemów i oprogramowania</text:span><text:span text:style-name="T52">, takich jak: </text:span><text:span text:style-name="T60">użyteczność, wydajność, bezpieczeństwo itd.</text:span><text:span text:style-name="T52"> </text:span></text:p>
      <text:p text:style-name="P67">Testowanie niefunkcjonalne pozwala sprawdzić to, „jak dobrze” zachowuje się dany system. </text:p>
      <text:p text:style-name="P62"/>
      <text:p text:style-name="P62"><draw:frame draw:style-name="fr2" draw:name="Ramka10" text:anchor-type="paragraph" svg:x="-0.268cm" svg:y="-0.037cm" svg:width="18.283cm" draw:z-index="9"><draw:text-box fo:min-height="2.955cm"><text:p text:style-name="P93"><text:span text:style-name="T66">Wbrew mylnemu przekonaniu testowanie niefunkcjonalne można i często należy wykonywać na wszystkich poziomach testów. </text:span><text:span text:style-name="T65">Ponadto powinno ono odbywać się na jak</text:span><text:span text:style-name="T66"> </text:span><text:span text:style-name="T65">najwcześniejszym etapie</text:span><text:span text:style-name="T66">, ponieważ zbyt późne wykrycie defektów niefunkcjonalnych może być bardzo dużym zagrożeniem dla powodzenia projektu. </text:span></text:p><text:p text:style-name="P62"/></draw:text-box></draw:frame>Do wyprowadzania warunków testowych i przypadków testowych na potrzeby testowania niefunkcjonalnego można używać technik czarnoskrzynkowych. <text:s/></text:p>
      <text:p text:style-name="P62"/>
      <text:p text:style-name="P62">Staranność testowania niefunkcjonalnego można zmierzyć na podstawie pokrycia niefunkcjonalnego. Termin „pokrycie niefunkcjonalne” oznacza stopień, w jakim został przetestowany określony typ elementu niefunkcjonalnego, wyrażony jako procent elementów danego typu pokrytych przez testy. Dzięki możliwości śledzenia powiązań między testami a typami urządzeń obsługiwanych przez aplikację mobilną można na przykład obliczyć, jaki procent urządzeń został uwzględniony w ramach testowania kompatybilności, a w rezultacie zidentyfikować ewentualne luki w pokryciu </text:p>
      <text:p text:style-name="P69"/>
      <text:p text:style-name="P69">2.3.3. Testowanie białoskrzynkowe :</text:p>
      <text:p text:style-name="P90"><text:span text:style-name="T62">W przypadku testowania białoskrzynkowego warunki testowe wyprowadza się na </text:span><text:span text:style-name="T57">podstawie struktury wewnętrznej lub implementacji danego systemu</text:span><text:span text:style-name="T62">. Struktura wewnętrzna może obejmować kod, architekturę, przepływy pracy i/lub przepływy danych w obrębie – </text:span><text:span text:style-name="T63">widzimy co jest “w środku”.</text:span></text:p>
      <text:p text:style-name="P90"><text:soft-page-break/><text:span text:style-name="T63">Staranność testowania białoskrzynkowego można zmierzyć na podstawie </text:span><text:span text:style-name="T58">pokrycia strukturalnego</text:span><text:span text:style-name="T63">. Termin „pokrycie strukturalne” oznacza stopień, w jakim został przetestowany określony typ elementu strukturalnego, wyrażony jako procent elementów danego typu pokrytych przez testy. </text:span></text:p>
      <text:p text:style-name="P63"/>
      <text:p text:style-name="P70">2.3.4. Testowanie związane ze zmianami :</text:p>
      <text:p text:style-name="P63">Po wprowadzeniu w systemie zmian mających na celu usunięcie defektów bądź dodanie lub zmodyfikowanie funkcjonalności należy przeprowadzić testy, które potwierdzą, że wprowadzone zmiany faktycznie skutkowały naprawieniem defektu lub poprawną implementacją odpowiedniej funkcjonalności, a przy tym nie wywołały żadnych nieprzewidzianych, niekorzystnych zachowań oprogramowania. </text:p>
      <text:p text:style-name="P76"><text:span text:style-name="T63">• Testowanie potwierdzające. </text:span><text:span text:style-name="T54">Po naprawieniu defektu można przetestować oprogramowanie przy użyciu wszystkich przypadków testowych, które wcześniej nie zostały zaliczone z powodu wystąpienia tego defektu, a powinny zostać ponownie wykonane w nowej wersji oprogramowania. Oprogramowanie może być również testowane przy pomocy nowych testów, by pokryć zmiany niezbędne do usunięcia usterki. </text:span><text:span text:style-name="T63">Absolutnym minimum jest ponowne wykonanie w nowej wersji oprogramowania kroków niezbędnych do odtworzenia awarii wywołanej przez dany defekt. Celem testu potwierdzającego jest sprawdzenie, czy pierwotny defekt został pomyślnie usunięty. </text:span></text:p>
      <text:p text:style-name="P68"/>
      <text:p text:style-name="P76"><text:span text:style-name="T63">• Testowanie regresji. </text:span><text:span text:style-name="T54">Istnieje ryzyko, że zmiana (poprawka lub inna modyfikacja) wprowadzona w jednej części kodu wpłynie przypadkowo na zachowanie innych części kodu w tym samym module, w innych modułach tego samego systemu, a nawet w innych systemach. Ponadto należy wziąć pod uwagę zmiany dotyczące środowiska, takie jak wprowadzenie nowej wersji systemu operacyjnego lub systemu zarządzania bazami danych. P</text:span><text:span text:style-name="T63">owyższe, niezamierzone skutki uboczne, są nazywane regresjami, a testowanie regresji polega na ponownym wykonaniu testów w celu ich wykrycia. </text:span></text:p>
      <text:p text:style-name="P70">Testowanie potwierdzające i testowanie regresji można wykonywać na wszystkich poziomach testów. </text:p>
      <text:p text:style-name="P70"/>
      <text:p text:style-name="P63"><draw:frame draw:style-name="fr2" draw:name="Ramka11" text:anchor-type="paragraph" svg:x="-0.374cm" svg:y="0.242cm" svg:width="18.627cm" draw:z-index="10"><draw:text-box fo:min-height="6.324cm"><text:p text:style-name="P95"><text:span text:style-name="T63">Zwłaszcza w iteracyjnych i przyrostowych cyklach życia oprogramowania (np. w podejściu zwinnym) nowe funkcjonalności, zmiany dotychczasowych funkcjonalności oraz refaktoryzacja powodują częste zmiany kodu, które pociągają za sobą konieczność przeprowadzenia odpowiednich testów. </text:span><text:span text:style-name="T58">Z uwagi na ciągłą ewolucję systemu, testowanie potwierdzające i testowanie regresji są bardzo istotne, szczególnie w przypadku systemów związanych z Internetem rzeczy (IoT), w których poszczególne obiekty (np. urządzenia) są często aktualizowane lub wymieniane</text:span><text:span text:style-name="T63">. Zestawy testów regresji są wykonywane wielokrotnie i zwykle ewoluują dość wolno, w związku z czym </text:span><text:span text:style-name="T58">testowanie regresji świetnie nadaje się do automatyzacji</text:span><text:span text:style-name="T63"> - dlatego też automatyzację tego rodzaju testów należy rozpocząć w początkowym etapie projektu </text:span></text:p></draw:text-box></draw:frame></text:p>
      <text:p text:style-name="P63"/>
      <text:p text:style-name="P70"><text:soft-page-break/>2.3.5. Poziomy testów a typy testów :</text:p>
      <text:p text:style-name="P71"/>
      <text:p text:style-name="P72">Każdy z wymienionych powyżej typów testów można wykonywać na dowolnym poziomie testów </text:p>
      <text:p text:style-name="P70"/>
      <text:p text:style-name="P55">2.4. Testowanie pielęgnacyjne :</text:p>
      <text:p text:style-name="P63"><text:span text:style-name="T3">Po wdrożeniu w środowisku produkcyjnym oprogramowanie lub system wymaga dalszej pielęgnacji.</text:span> Różnego rodzaju zmiany — związane np. z usuwaniem defektów uwidocznionych przez awarie zaistniałe podczas użytkowania produkcyjnego, dodaniem nowej funkcjonalności bądź usuwaniem lub modyfikowaniem funkcjonalności już istniejącej — są praktycznie nieuniknione. </text:p>
      <text:p text:style-name="P63">Ponadto pielęgnacja jest niezbędna do utrzymania lub poprawy wymaganych <text:span text:style-name="T3">niefunkcjonalnych</text:span> charakterystyk jakościowych oprogramowania lub systemu przez cały cykl jego życia — zwłaszcza w zakresie takich parametrów jak: <text:span text:style-name="T3">wydajność, kompatybilność, niezawodność, bezpieczeństwo i przenaszalność .</text:span></text:p>
      <text:p text:style-name="P68">Po dokonaniu każdej zmiany w fazie pielęgnacji, należy wykonać testowanie pielęgnacyjne.</text:p>
      <text:p text:style-name="P63">Pielęgnacja może być wykonywana zarówno <text:span text:style-name="T3">planowo</text:span> (w związku z nowymi wersjami), jak i w sposób niezaplanowany (<text:span text:style-name="T3">w związku z poprawkami doraźnymi — ang. hotfix</text:span>). </text:p>
      <text:p text:style-name="P68"/>
      <text:p text:style-name="P70">Zdarzenia wywołujące pielęgnację można podzielić na następujące kategorie: </text:p>
      <text:list xml:id="list4210458021" text:style-name="L5">
        <text:list-item>
          <text:p text:style-name="P101"><text:span text:style-name="T59">Modyfikacja</text:span><text:span text:style-name="T56"> – </text:span><text:span text:style-name="T53">to między innymi: </text:span><text:span text:style-name="T69">zaplanowane udoskonalenia, zmiany korekcyjne i awaryjne, zmiany środowiska operacyjnego, uaktualnienia oprogramowania do powszechnej sprzedaży (COTS) oraz poprawki usuwające defekty i słabe punkty zabezpieczeń. </text:span></text:p>
        </text:list-item>
        <text:list-item>
          <text:p text:style-name="P101"><text:span text:style-name="T74">Migracja </text:span><text:span text:style-name="T72">– </text:span><text:span text:style-name="T71">to między innymi przejście z jednej platformy na inną, co może wiązać się z koniecznością przeprowadzenia testów produkcyjnych nowego środowiska i zmienionego oprogramowania bądź testów konwersji danych (w przypadku migracji danych z innej aplikacji do pielęgnowanego systemu).</text:span></text:p>
        </text:list-item>
        <text:list-item>
          <text:p text:style-name="P101"><text:span text:style-name="T75">Wycofanie </text:span><text:span text:style-name="T73">- t</text:span><text:span text:style-name="T70">a kategoria dotyczy sytuacji, w której użycie aplikacji dobiega końca. Kiedy aplikacja lub system jest wycofywany, może to wymagać </text:span><text:span text:style-name="T76">testowania migracji lub archiwizacji danych, jeśli zachodzi potrzeba ich przechowywania przez dłuższy czas </text:span></text:p>
          <text:p text:style-name="P112"/>
        </text:list-item>
      </text:list>
      <text:p text:style-name="P111"><text:s/>Analiza wpływu związana z pielęgnacją:</text:p>
      <text:p text:style-name="P89">Analiza wpływu pozwala ocenić zmiany wprowadzone w wersji pielęgnacyjnej pod kątem zarówno skutków zamierzonych, jak i spodziewanych lub potencjalnych skutków ubocznych, a także <text:span text:style-name="T3">umożliwia zidentyfikowanie obszarów systemu, na które będą miały wpływ wprowadzone zmiany.</text:span> Ponadto może pomóc w zidentyfikowaniu <text:span text:style-name="T3">wpływu zmiany na dotychczasowe testy</text:span>. Skutki uboczne zmiany oraz obszary systemu, na które może ona wpływać, należy przetestować pod kątem regresji, przy czym czynność ta może być poprzedzona aktualizacją istniejących testów, na które oddziałuje dana zmiana. Analizę wpływu można przeprowadzić przed dokonaniem zmiany, aby ustalić, czy zmianę tę należy faktycznie wprowadzić (z uwagi na potencjalne konsekwencje dla innych obszarów systemu). </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 LibreOffice_project/2412653d852ce75f65fbfa83fb7e7b669a126d64</meta:generator>
    <dc:date>2022-09-27T14:29:40.368000000</dc:date>
    <meta:editing-duration>PT1H39M30S</meta:editing-duration>
    <meta:editing-cycles>6</meta:editing-cycles>
    <meta:document-statistic meta:table-count="0" meta:image-count="0" meta:object-count="0" meta:page-count="15" meta:paragraph-count="243" meta:word-count="4076" meta:character-count="32851" meta:non-whitespace-character-count="28804"/>
  </office:meta>
</office:document-meta>
</file>